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57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ce6" style:family="table-cell" style:parent-style-name="Default">
      <style:text-properties style:text-position="" style:font-name="Arial1" style:font-name-asian="Droid Sans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00ff00" fo:padding="0.071cm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elle1" table:style-name="ta3">
        <office:forms form:automatic-focus="false" form:apply-design-mode="false"/>
        <table:shapes>
          <draw:frame draw:z-index="0" draw:name="Chart 1" draw:style-name="gr1" svg:width="18.387cm" svg:height="11.695cm" svg:x="10.425cm" svg:y="4.313cm">
            <draw:object draw:notify-on-update-of-ranges="Tabelle1.C3:Tabelle1.C258 Tabelle1.D3:Tabelle1.D2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ce3"/>
        <table:table-column table:style-name="co2" table:number-columns-repeated="1021" table:default-cell-style-name="Default"/>
        <table:table-row table:style-name="ro4">
          <table:table-cell table:number-columns-repeated="5"/>
          <table:table-cell table:style-name="ce5" office:value-type="string">
            <text:p>MAX PWM</text:p>
          </table:table-cell>
          <table:table-cell table:style-name="ce4" office:value-type="float" office:value="1023">
            <text:p>1023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>
            <text:p>Index</text:p>
          </table:table-cell>
          <table:table-cell table:style-name="ce2" office:value-type="string">
            <text:p>PWM</text:p>
          </table:table-cell>
          <table:table-cell table:number-columns-repeated="2"/>
          <table:table-cell table:style-name="ce5" office:value-type="string">
            <text:p>Steps</text:p>
          </table:table-cell>
          <table:table-cell table:style-name="ce4" office:value-type="float" office:value="256">
            <text:p>256</text:p>
          </table:table-cell>
          <table:table-cell table:number-columns-repeated="2"/>
          <table:table-cell table:style-name="ce4"/>
          <table:table-cell table:style-name="ce3" office:value-type="string">
            <text:p>Wunschwerte eintragen</text:p>
          </table:table-cell>
          <table:table-cell table:number-columns-repeated="1013"/>
        </table:table-row>
        <table:table-row table:style-name="ro3">
          <table:table-cell/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ROUND(([.$E$3]^([.B3]/255)-1)*1023/([.$E$3]-1); 0)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7"/>
          <table:table-cell table:style-name="ce3" office:value-type="string">
            <text:p>Zwischenergebnis</text:p>
          </table:table-cell>
          <table:table-cell table:number-columns-repeated="1013"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formula="of:=ROUND([.$C$3]*POWER([.$G$6];[.B4]);0)" office:value-type="float" office:value="1">
            <text:p>1</text:p>
          </table:table-cell>
          <table:table-cell table:formula="of:=ROUND(([.$E$3]^([.B4]/255)-1)*1023/([.$E$3]-1); 0)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formula="of:=ROUND([.$C$3]*POWER([.$G$6];[.B5]);0)" office:value-type="float" office:value="1">
            <text:p>1</text:p>
          </table:table-cell>
          <table:table-cell table:formula="of:=ROUND(([.$E$3]^([.B5]/255)-1)*1023/([.$E$3]-1); 0)"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formula="of:=ROUND([.$C$3]*POWER([.$G$6];[.B6]);0)" office:value-type="float" office:value="1">
            <text:p>1</text:p>
          </table:table-cell>
          <table:table-cell table:formula="of:=ROUND(([.$E$3]^([.B6]/255)-1)*1023/([.$E$3]-1); 0)" office:value-type="float" office:value="1">
            <text:p>1</text:p>
          </table:table-cell>
          <table:table-cell/>
          <table:table-cell table:style-name="ce5" office:value-type="string">
            <text:p>Factor</text:p>
          </table:table-cell>
          <table:table-cell table:style-name="ce7" table:formula="of:=POWER([.G1]/[.C3];1/([.G2]-1))" office:value-type="float" office:value="1.02755111267498">
            <text:p>1,0275511127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formula="of:=ROUND([.$C$3]*POWER([.$G$6];[.B7]);0)" office:value-type="float" office:value="1">
            <text:p>1</text:p>
          </table:table-cell>
          <table:table-cell table:formula="of:=ROUND(([.$E$3]^([.B7]/255)-1)*1023/([.$E$3]-1); 0)" office:value-type="float" office:value="1">
            <text:p>1</text:p>
          </table:table-cell>
          <table:table-cell/>
          <table:table-cell table:style-name="ce5" office:value-type="string">
            <text:p>PWM[Index] = PWM[0]*Factor^(Index+1)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formula="of:=ROUND([.$C$3]*POWER([.$G$6];[.B8]);0)" office:value-type="float" office:value="1">
            <text:p>1</text:p>
          </table:table-cell>
          <table:table-cell table:formula="of:=ROUND(([.$E$3]^([.B8]/255)-1)*1023/([.$E$3]-1); 0)"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formula="of:=ROUND([.$C$3]*POWER([.$G$6];[.B9]);0)" office:value-type="float" office:value="1">
            <text:p>1</text:p>
          </table:table-cell>
          <table:table-cell table:formula="of:=ROUND(([.$E$3]^([.B9]/255)-1)*1023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">
            <text:p>7</text:p>
          </table:table-cell>
          <table:table-cell table:formula="of:=ROUND([.$C$3]*POWER([.$G$6];[.B10]);0)" office:value-type="float" office:value="1">
            <text:p>1</text:p>
          </table:table-cell>
          <table:table-cell table:formula="of:=ROUND(([.$E$3]^([.B10]/255)-1)*1023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">
            <text:p>8</text:p>
          </table:table-cell>
          <table:table-cell table:formula="of:=ROUND([.$C$3]*POWER([.$G$6];[.B11]);0)" office:value-type="float" office:value="1">
            <text:p>1</text:p>
          </table:table-cell>
          <table:table-cell table:formula="of:=ROUND(([.$E$3]^([.B11]/255)-1)*1023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">
            <text:p>9</text:p>
          </table:table-cell>
          <table:table-cell table:formula="of:=ROUND([.$C$3]*POWER([.$G$6];[.B12]);0)" office:value-type="float" office:value="1">
            <text:p>1</text:p>
          </table:table-cell>
          <table:table-cell table:formula="of:=ROUND(([.$E$3]^([.B12]/255)-1)*1023/([.$E$3]-1); 0)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">
            <text:p>10</text:p>
          </table:table-cell>
          <table:table-cell table:formula="of:=ROUND([.$C$3]*POWER([.$G$6];[.B13]);0)" office:value-type="float" office:value="1">
            <text:p>1</text:p>
          </table:table-cell>
          <table:table-cell table:formula="of:=ROUND(([.$E$3]^([.B13]/255)-1)*1023/([.$E$3]-1); 0)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">
            <text:p>11</text:p>
          </table:table-cell>
          <table:table-cell table:formula="of:=ROUND([.$C$3]*POWER([.$G$6];[.B14]);0)" office:value-type="float" office:value="1">
            <text:p>1</text:p>
          </table:table-cell>
          <table:table-cell table:formula="of:=ROUND(([.$E$3]^([.B14]/255)-1)*1023/([.$E$3]-1); 0)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">
            <text:p>12</text:p>
          </table:table-cell>
          <table:table-cell table:formula="of:=ROUND([.$C$3]*POWER([.$G$6];[.B15]);0)" office:value-type="float" office:value="1">
            <text:p>1</text:p>
          </table:table-cell>
          <table:table-cell table:formula="of:=ROUND(([.$E$3]^([.B15]/255)-1)*1023/([.$E$3]-1); 0)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">
            <text:p>13</text:p>
          </table:table-cell>
          <table:table-cell table:formula="of:=ROUND([.$C$3]*POWER([.$G$6];[.B16]);0)" office:value-type="float" office:value="1">
            <text:p>1</text:p>
          </table:table-cell>
          <table:table-cell table:formula="of:=ROUND(([.$E$3]^([.B16]/255)-1)*1023/([.$E$3]-1); 0)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">
            <text:p>14</text:p>
          </table:table-cell>
          <table:table-cell table:formula="of:=ROUND([.$C$3]*POWER([.$G$6];[.B17]);0)" office:value-type="float" office:value="1">
            <text:p>1</text:p>
          </table:table-cell>
          <table:table-cell table:formula="of:=ROUND(([.$E$3]^([.B17]/255)-1)*1023/([.$E$3]-1); 0)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">
            <text:p>15</text:p>
          </table:table-cell>
          <table:table-cell table:formula="of:=ROUND([.$C$3]*POWER([.$G$6];[.B18]);0)" office:value-type="float" office:value="2">
            <text:p>2</text:p>
          </table:table-cell>
          <table:table-cell table:formula="of:=ROUND(([.$E$3]^([.B18]/255)-1)*1023/([.$E$3]-1); 0)"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">
            <text:p>16</text:p>
          </table:table-cell>
          <table:table-cell table:formula="of:=ROUND([.$C$3]*POWER([.$G$6];[.B19]);0)" office:value-type="float" office:value="2">
            <text:p>2</text:p>
          </table:table-cell>
          <table:table-cell table:formula="of:=ROUND(([.$E$3]^([.B19]/255)-1)*1023/([.$E$3]-1); 0)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">
            <text:p>17</text:p>
          </table:table-cell>
          <table:table-cell table:formula="of:=ROUND([.$C$3]*POWER([.$G$6];[.B20]);0)" office:value-type="float" office:value="2">
            <text:p>2</text:p>
          </table:table-cell>
          <table:table-cell table:formula="of:=ROUND(([.$E$3]^([.B20]/255)-1)*1023/([.$E$3]-1); 0)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formula="of:=ROUND([.$C$3]*POWER([.$G$6];[.B21]);0)" office:value-type="float" office:value="2">
            <text:p>2</text:p>
          </table:table-cell>
          <table:table-cell table:formula="of:=ROUND(([.$E$3]^([.B21]/255)-1)*1023/([.$E$3]-1); 0)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">
            <text:p>19</text:p>
          </table:table-cell>
          <table:table-cell table:formula="of:=ROUND([.$C$3]*POWER([.$G$6];[.B22]);0)" office:value-type="float" office:value="2">
            <text:p>2</text:p>
          </table:table-cell>
          <table:table-cell table:formula="of:=ROUND(([.$E$3]^([.B22]/255)-1)*1023/([.$E$3]-1); 0)"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formula="of:=ROUND([.$C$3]*POWER([.$G$6];[.B23]);0)" office:value-type="float" office:value="2">
            <text:p>2</text:p>
          </table:table-cell>
          <table:table-cell table:formula="of:=ROUND(([.$E$3]^([.B23]/255)-1)*1023/([.$E$3]-1); 0)"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">
            <text:p>21</text:p>
          </table:table-cell>
          <table:table-cell table:formula="of:=ROUND([.$C$3]*POWER([.$G$6];[.B24]);0)" office:value-type="float" office:value="2">
            <text:p>2</text:p>
          </table:table-cell>
          <table:table-cell table:formula="of:=ROUND(([.$E$3]^([.B24]/255)-1)*1023/([.$E$3]-1); 0)" office:value-type="float" office:value="6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">
            <text:p>22</text:p>
          </table:table-cell>
          <table:table-cell table:formula="of:=ROUND([.$C$3]*POWER([.$G$6];[.B25]);0)" office:value-type="float" office:value="2">
            <text:p>2</text:p>
          </table:table-cell>
          <table:table-cell table:formula="of:=ROUND(([.$E$3]^([.B25]/255)-1)*1023/([.$E$3]-1); 0)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">
            <text:p>23</text:p>
          </table:table-cell>
          <table:table-cell table:formula="of:=ROUND([.$C$3]*POWER([.$G$6];[.B26]);0)" office:value-type="float" office:value="2">
            <text:p>2</text:p>
          </table:table-cell>
          <table:table-cell table:formula="of:=ROUND(([.$E$3]^([.B26]/255)-1)*1023/([.$E$3]-1); 0)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">
            <text:p>24</text:p>
          </table:table-cell>
          <table:table-cell table:formula="of:=ROUND([.$C$3]*POWER([.$G$6];[.B27]);0)" office:value-type="float" office:value="2">
            <text:p>2</text:p>
          </table:table-cell>
          <table:table-cell table:formula="of:=ROUND(([.$E$3]^([.B27]/255)-1)*1023/([.$E$3]-1); 0)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">
            <text:p>25</text:p>
          </table:table-cell>
          <table:table-cell table:formula="of:=ROUND([.$C$3]*POWER([.$G$6];[.B28]);0)" office:value-type="float" office:value="2">
            <text:p>2</text:p>
          </table:table-cell>
          <table:table-cell table:formula="of:=ROUND(([.$E$3]^([.B28]/255)-1)*1023/([.$E$3]-1); 0)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6">
            <text:p>26</text:p>
          </table:table-cell>
          <table:table-cell table:formula="of:=ROUND([.$C$3]*POWER([.$G$6];[.B29]);0)" office:value-type="float" office:value="2">
            <text:p>2</text:p>
          </table:table-cell>
          <table:table-cell table:formula="of:=ROUND(([.$E$3]^([.B29]/255)-1)*1023/([.$E$3]-1); 0)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7">
            <text:p>27</text:p>
          </table:table-cell>
          <table:table-cell table:formula="of:=ROUND([.$C$3]*POWER([.$G$6];[.B30]);0)" office:value-type="float" office:value="2">
            <text:p>2</text:p>
          </table:table-cell>
          <table:table-cell table:formula="of:=ROUND(([.$E$3]^([.B30]/255)-1)*1023/([.$E$3]-1); 0)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8">
            <text:p>28</text:p>
          </table:table-cell>
          <table:table-cell table:formula="of:=ROUND([.$C$3]*POWER([.$G$6];[.B31]);0)" office:value-type="float" office:value="2">
            <text:p>2</text:p>
          </table:table-cell>
          <table:table-cell table:formula="of:=ROUND(([.$E$3]^([.B31]/255)-1)*1023/([.$E$3]-1); 0)" office:value-type="float" office:value="9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9">
            <text:p>29</text:p>
          </table:table-cell>
          <table:table-cell table:formula="of:=ROUND([.$C$3]*POWER([.$G$6];[.B32]);0)" office:value-type="float" office:value="2">
            <text:p>2</text:p>
          </table:table-cell>
          <table:table-cell table:formula="of:=ROUND(([.$E$3]^([.B32]/255)-1)*1023/([.$E$3]-1); 0)" office:value-type="float" office:value="9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0">
            <text:p>30</text:p>
          </table:table-cell>
          <table:table-cell table:formula="of:=ROUND([.$C$3]*POWER([.$G$6];[.B33]);0)" office:value-type="float" office:value="2">
            <text:p>2</text:p>
          </table:table-cell>
          <table:table-cell table:formula="of:=ROUND(([.$E$3]^([.B33]/255)-1)*1023/([.$E$3]-1); 0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1">
            <text:p>31</text:p>
          </table:table-cell>
          <table:table-cell table:formula="of:=ROUND([.$C$3]*POWER([.$G$6];[.B34]);0)" office:value-type="float" office:value="2">
            <text:p>2</text:p>
          </table:table-cell>
          <table:table-cell table:formula="of:=ROUND(([.$E$3]^([.B34]/255)-1)*1023/([.$E$3]-1); 0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2">
            <text:p>32</text:p>
          </table:table-cell>
          <table:table-cell table:formula="of:=ROUND([.$C$3]*POWER([.$G$6];[.B35]);0)" office:value-type="float" office:value="2">
            <text:p>2</text:p>
          </table:table-cell>
          <table:table-cell table:formula="of:=ROUND(([.$E$3]^([.B35]/255)-1)*1023/([.$E$3]-1); 0)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3">
            <text:p>33</text:p>
          </table:table-cell>
          <table:table-cell table:formula="of:=ROUND([.$C$3]*POWER([.$G$6];[.B36]);0)" office:value-type="float" office:value="2">
            <text:p>2</text:p>
          </table:table-cell>
          <table:table-cell table:formula="of:=ROUND(([.$E$3]^([.B36]/255)-1)*1023/([.$E$3]-1); 0)" office:value-type="float" office:value="11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4">
            <text:p>34</text:p>
          </table:table-cell>
          <table:table-cell table:formula="of:=ROUND([.$C$3]*POWER([.$G$6];[.B37]);0)" office:value-type="float" office:value="3">
            <text:p>3</text:p>
          </table:table-cell>
          <table:table-cell table:formula="of:=ROUND(([.$E$3]^([.B37]/255)-1)*1023/([.$E$3]-1); 0)" office:value-type="float" office:value="11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5">
            <text:p>35</text:p>
          </table:table-cell>
          <table:table-cell table:formula="of:=ROUND([.$C$3]*POWER([.$G$6];[.B38]);0)" office:value-type="float" office:value="3">
            <text:p>3</text:p>
          </table:table-cell>
          <table:table-cell table:formula="of:=ROUND(([.$E$3]^([.B38]/255)-1)*1023/([.$E$3]-1); 0)" office:value-type="float" office:value="12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6">
            <text:p>36</text:p>
          </table:table-cell>
          <table:table-cell table:formula="of:=ROUND([.$C$3]*POWER([.$G$6];[.B39]);0)" office:value-type="float" office:value="3">
            <text:p>3</text:p>
          </table:table-cell>
          <table:table-cell table:formula="of:=ROUND(([.$E$3]^([.B39]/255)-1)*1023/([.$E$3]-1); 0)" office:value-type="float" office:value="12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7">
            <text:p>37</text:p>
          </table:table-cell>
          <table:table-cell table:formula="of:=ROUND([.$C$3]*POWER([.$G$6];[.B40]);0)" office:value-type="float" office:value="3">
            <text:p>3</text:p>
          </table:table-cell>
          <table:table-cell table:formula="of:=ROUND(([.$E$3]^([.B40]/255)-1)*1023/([.$E$3]-1); 0)" office:value-type="float" office:value="13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8">
            <text:p>38</text:p>
          </table:table-cell>
          <table:table-cell table:formula="of:=ROUND([.$C$3]*POWER([.$G$6];[.B41]);0)" office:value-type="float" office:value="3">
            <text:p>3</text:p>
          </table:table-cell>
          <table:table-cell table:formula="of:=ROUND(([.$E$3]^([.B41]/255)-1)*1023/([.$E$3]-1); 0)" office:value-type="float" office:value="13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39">
            <text:p>39</text:p>
          </table:table-cell>
          <table:table-cell table:formula="of:=ROUND([.$C$3]*POWER([.$G$6];[.B42]);0)" office:value-type="float" office:value="3">
            <text:p>3</text:p>
          </table:table-cell>
          <table:table-cell table:formula="of:=ROUND(([.$E$3]^([.B42]/255)-1)*1023/([.$E$3]-1); 0)" office:value-type="float" office:value="14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0">
            <text:p>40</text:p>
          </table:table-cell>
          <table:table-cell table:formula="of:=ROUND([.$C$3]*POWER([.$G$6];[.B43]);0)" office:value-type="float" office:value="3">
            <text:p>3</text:p>
          </table:table-cell>
          <table:table-cell table:formula="of:=ROUND(([.$E$3]^([.B43]/255)-1)*1023/([.$E$3]-1); 0)" office:value-type="float" office:value="14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1">
            <text:p>41</text:p>
          </table:table-cell>
          <table:table-cell table:formula="of:=ROUND([.$C$3]*POWER([.$G$6];[.B44]);0)" office:value-type="float" office:value="3">
            <text:p>3</text:p>
          </table:table-cell>
          <table:table-cell table:formula="of:=ROUND(([.$E$3]^([.B44]/255)-1)*1023/([.$E$3]-1); 0)" office:value-type="float" office:value="15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2">
            <text:p>42</text:p>
          </table:table-cell>
          <table:table-cell table:formula="of:=ROUND([.$C$3]*POWER([.$G$6];[.B45]);0)" office:value-type="float" office:value="3">
            <text:p>3</text:p>
          </table:table-cell>
          <table:table-cell table:formula="of:=ROUND(([.$E$3]^([.B45]/255)-1)*1023/([.$E$3]-1); 0)" office:value-type="float" office:value="15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3">
            <text:p>43</text:p>
          </table:table-cell>
          <table:table-cell table:formula="of:=ROUND([.$C$3]*POWER([.$G$6];[.B46]);0)" office:value-type="float" office:value="3">
            <text:p>3</text:p>
          </table:table-cell>
          <table:table-cell table:formula="of:=ROUND(([.$E$3]^([.B46]/255)-1)*1023/([.$E$3]-1); 0)" office:value-type="float" office:value="16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4">
            <text:p>44</text:p>
          </table:table-cell>
          <table:table-cell table:formula="of:=ROUND([.$C$3]*POWER([.$G$6];[.B47]);0)" office:value-type="float" office:value="3">
            <text:p>3</text:p>
          </table:table-cell>
          <table:table-cell table:formula="of:=ROUND(([.$E$3]^([.B47]/255)-1)*1023/([.$E$3]-1); 0)" office:value-type="float" office:value="16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5">
            <text:p>45</text:p>
          </table:table-cell>
          <table:table-cell table:formula="of:=ROUND([.$C$3]*POWER([.$G$6];[.B48]);0)" office:value-type="float" office:value="3">
            <text:p>3</text:p>
          </table:table-cell>
          <table:table-cell table:formula="of:=ROUND(([.$E$3]^([.B48]/255)-1)*1023/([.$E$3]-1); 0)" office:value-type="float" office:value="17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6">
            <text:p>46</text:p>
          </table:table-cell>
          <table:table-cell table:formula="of:=ROUND([.$C$3]*POWER([.$G$6];[.B49]);0)" office:value-type="float" office:value="3">
            <text:p>3</text:p>
          </table:table-cell>
          <table:table-cell table:formula="of:=ROUND(([.$E$3]^([.B49]/255)-1)*1023/([.$E$3]-1); 0)" office:value-type="float" office:value="17">
            <text:p>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7">
            <text:p>47</text:p>
          </table:table-cell>
          <table:table-cell table:formula="of:=ROUND([.$C$3]*POWER([.$G$6];[.B50]);0)" office:value-type="float" office:value="4">
            <text:p>4</text:p>
          </table:table-cell>
          <table:table-cell table:formula="of:=ROUND(([.$E$3]^([.B50]/255)-1)*1023/([.$E$3]-1); 0)" office:value-type="float" office:value="18">
            <text:p>1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8">
            <text:p>48</text:p>
          </table:table-cell>
          <table:table-cell table:formula="of:=ROUND([.$C$3]*POWER([.$G$6];[.B51]);0)" office:value-type="float" office:value="4">
            <text:p>4</text:p>
          </table:table-cell>
          <table:table-cell table:formula="of:=ROUND(([.$E$3]^([.B51]/255)-1)*1023/([.$E$3]-1); 0)" office:value-type="float" office:value="18">
            <text:p>1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49">
            <text:p>49</text:p>
          </table:table-cell>
          <table:table-cell table:formula="of:=ROUND([.$C$3]*POWER([.$G$6];[.B52]);0)" office:value-type="float" office:value="4">
            <text:p>4</text:p>
          </table:table-cell>
          <table:table-cell table:formula="of:=ROUND(([.$E$3]^([.B52]/255)-1)*1023/([.$E$3]-1); 0)" office:value-type="float" office:value="19">
            <text:p>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0">
            <text:p>50</text:p>
          </table:table-cell>
          <table:table-cell table:formula="of:=ROUND([.$C$3]*POWER([.$G$6];[.B53]);0)" office:value-type="float" office:value="4">
            <text:p>4</text:p>
          </table:table-cell>
          <table:table-cell table:formula="of:=ROUND(([.$E$3]^([.B53]/255)-1)*1023/([.$E$3]-1); 0)" office:value-type="float" office:value="19">
            <text:p>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1">
            <text:p>51</text:p>
          </table:table-cell>
          <table:table-cell table:formula="of:=ROUND([.$C$3]*POWER([.$G$6];[.B54]);0)" office:value-type="float" office:value="4">
            <text:p>4</text:p>
          </table:table-cell>
          <table:table-cell table:formula="of:=ROUND(([.$E$3]^([.B54]/255)-1)*1023/([.$E$3]-1); 0)" office:value-type="float" office:value="20">
            <text:p>2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2">
            <text:p>52</text:p>
          </table:table-cell>
          <table:table-cell table:formula="of:=ROUND([.$C$3]*POWER([.$G$6];[.B55]);0)" office:value-type="float" office:value="4">
            <text:p>4</text:p>
          </table:table-cell>
          <table:table-cell table:formula="of:=ROUND(([.$E$3]^([.B55]/255)-1)*1023/([.$E$3]-1); 0)" office:value-type="float" office:value="20">
            <text:p>2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3">
            <text:p>53</text:p>
          </table:table-cell>
          <table:table-cell table:formula="of:=ROUND([.$C$3]*POWER([.$G$6];[.B56]);0)" office:value-type="float" office:value="4">
            <text:p>4</text:p>
          </table:table-cell>
          <table:table-cell table:formula="of:=ROUND(([.$E$3]^([.B56]/255)-1)*1023/([.$E$3]-1); 0)" office:value-type="float" office:value="21">
            <text:p>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4">
            <text:p>54</text:p>
          </table:table-cell>
          <table:table-cell table:formula="of:=ROUND([.$C$3]*POWER([.$G$6];[.B57]);0)" office:value-type="float" office:value="4">
            <text:p>4</text:p>
          </table:table-cell>
          <table:table-cell table:formula="of:=ROUND(([.$E$3]^([.B57]/255)-1)*1023/([.$E$3]-1); 0)" office:value-type="float" office:value="22">
            <text:p>2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5">
            <text:p>55</text:p>
          </table:table-cell>
          <table:table-cell table:formula="of:=ROUND([.$C$3]*POWER([.$G$6];[.B58]);0)" office:value-type="float" office:value="4">
            <text:p>4</text:p>
          </table:table-cell>
          <table:table-cell table:formula="of:=ROUND(([.$E$3]^([.B58]/255)-1)*1023/([.$E$3]-1); 0)" office:value-type="float" office:value="22">
            <text:p>2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6">
            <text:p>56</text:p>
          </table:table-cell>
          <table:table-cell table:formula="of:=ROUND([.$C$3]*POWER([.$G$6];[.B59]);0)" office:value-type="float" office:value="5">
            <text:p>5</text:p>
          </table:table-cell>
          <table:table-cell table:formula="of:=ROUND(([.$E$3]^([.B59]/255)-1)*1023/([.$E$3]-1); 0)" office:value-type="float" office:value="23">
            <text:p>2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7">
            <text:p>57</text:p>
          </table:table-cell>
          <table:table-cell table:formula="of:=ROUND([.$C$3]*POWER([.$G$6];[.B60]);0)" office:value-type="float" office:value="5">
            <text:p>5</text:p>
          </table:table-cell>
          <table:table-cell table:formula="of:=ROUND(([.$E$3]^([.B60]/255)-1)*1023/([.$E$3]-1); 0)" office:value-type="float" office:value="23">
            <text:p>2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8">
            <text:p>58</text:p>
          </table:table-cell>
          <table:table-cell table:formula="of:=ROUND([.$C$3]*POWER([.$G$6];[.B61]);0)" office:value-type="float" office:value="5">
            <text:p>5</text:p>
          </table:table-cell>
          <table:table-cell table:formula="of:=ROUND(([.$E$3]^([.B61]/255)-1)*1023/([.$E$3]-1); 0)" office:value-type="float" office:value="24">
            <text:p>2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9">
            <text:p>59</text:p>
          </table:table-cell>
          <table:table-cell table:formula="of:=ROUND([.$C$3]*POWER([.$G$6];[.B62]);0)" office:value-type="float" office:value="5">
            <text:p>5</text:p>
          </table:table-cell>
          <table:table-cell table:formula="of:=ROUND(([.$E$3]^([.B62]/255)-1)*1023/([.$E$3]-1); 0)" office:value-type="float" office:value="25">
            <text:p>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0">
            <text:p>60</text:p>
          </table:table-cell>
          <table:table-cell table:formula="of:=ROUND([.$C$3]*POWER([.$G$6];[.B63]);0)" office:value-type="float" office:value="5">
            <text:p>5</text:p>
          </table:table-cell>
          <table:table-cell table:formula="of:=ROUND(([.$E$3]^([.B63]/255)-1)*1023/([.$E$3]-1); 0)" office:value-type="float" office:value="25">
            <text:p>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1">
            <text:p>61</text:p>
          </table:table-cell>
          <table:table-cell table:formula="of:=ROUND([.$C$3]*POWER([.$G$6];[.B64]);0)" office:value-type="float" office:value="5">
            <text:p>5</text:p>
          </table:table-cell>
          <table:table-cell table:formula="of:=ROUND(([.$E$3]^([.B64]/255)-1)*1023/([.$E$3]-1); 0)" office:value-type="float" office:value="26">
            <text:p>2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2">
            <text:p>62</text:p>
          </table:table-cell>
          <table:table-cell table:formula="of:=ROUND([.$C$3]*POWER([.$G$6];[.B65]);0)" office:value-type="float" office:value="5">
            <text:p>5</text:p>
          </table:table-cell>
          <table:table-cell table:formula="of:=ROUND(([.$E$3]^([.B65]/255)-1)*1023/([.$E$3]-1); 0)" office:value-type="float" office:value="27">
            <text:p>2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3">
            <text:p>63</text:p>
          </table:table-cell>
          <table:table-cell table:formula="of:=ROUND([.$C$3]*POWER([.$G$6];[.B66]);0)" office:value-type="float" office:value="6">
            <text:p>6</text:p>
          </table:table-cell>
          <table:table-cell table:formula="of:=ROUND(([.$E$3]^([.B66]/255)-1)*1023/([.$E$3]-1); 0)" office:value-type="float" office:value="28">
            <text:p>2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4">
            <text:p>64</text:p>
          </table:table-cell>
          <table:table-cell table:formula="of:=ROUND([.$C$3]*POWER([.$G$6];[.B67]);0)" office:value-type="float" office:value="6">
            <text:p>6</text:p>
          </table:table-cell>
          <table:table-cell table:formula="of:=ROUND(([.$E$3]^([.B67]/255)-1)*1023/([.$E$3]-1); 0)" office:value-type="float" office:value="28">
            <text:p>2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5">
            <text:p>65</text:p>
          </table:table-cell>
          <table:table-cell table:formula="of:=ROUND([.$C$3]*POWER([.$G$6];[.B68]);0)" office:value-type="float" office:value="6">
            <text:p>6</text:p>
          </table:table-cell>
          <table:table-cell table:formula="of:=ROUND(([.$E$3]^([.B68]/255)-1)*1023/([.$E$3]-1); 0)" office:value-type="float" office:value="29">
            <text:p>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6">
            <text:p>66</text:p>
          </table:table-cell>
          <table:table-cell table:formula="of:=ROUND([.$C$3]*POWER([.$G$6];[.B69]);0)" office:value-type="float" office:value="6">
            <text:p>6</text:p>
          </table:table-cell>
          <table:table-cell table:formula="of:=ROUND(([.$E$3]^([.B69]/255)-1)*1023/([.$E$3]-1); 0)" office:value-type="float" office:value="30">
            <text:p>3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7">
            <text:p>67</text:p>
          </table:table-cell>
          <table:table-cell table:formula="of:=ROUND([.$C$3]*POWER([.$G$6];[.B70]);0)" office:value-type="float" office:value="6">
            <text:p>6</text:p>
          </table:table-cell>
          <table:table-cell table:formula="of:=ROUND(([.$E$3]^([.B70]/255)-1)*1023/([.$E$3]-1); 0)" office:value-type="float" office:value="30">
            <text:p>3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formula="of:=ROUND([.$C$3]*POWER([.$G$6];[.B71]);0)" office:value-type="float" office:value="6">
            <text:p>6</text:p>
          </table:table-cell>
          <table:table-cell table:formula="of:=ROUND(([.$E$3]^([.B71]/255)-1)*1023/([.$E$3]-1); 0)" office:value-type="float" office:value="31">
            <text:p>3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69">
            <text:p>69</text:p>
          </table:table-cell>
          <table:table-cell table:formula="of:=ROUND([.$C$3]*POWER([.$G$6];[.B72]);0)" office:value-type="float" office:value="7">
            <text:p>7</text:p>
          </table:table-cell>
          <table:table-cell table:formula="of:=ROUND(([.$E$3]^([.B72]/255)-1)*1023/([.$E$3]-1); 0)" office:value-type="float" office:value="32">
            <text:p>3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0">
            <text:p>70</text:p>
          </table:table-cell>
          <table:table-cell table:formula="of:=ROUND([.$C$3]*POWER([.$G$6];[.B73]);0)" office:value-type="float" office:value="7">
            <text:p>7</text:p>
          </table:table-cell>
          <table:table-cell table:formula="of:=ROUND(([.$E$3]^([.B73]/255)-1)*1023/([.$E$3]-1); 0)" office:value-type="float" office:value="33">
            <text:p>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1">
            <text:p>71</text:p>
          </table:table-cell>
          <table:table-cell table:formula="of:=ROUND([.$C$3]*POWER([.$G$6];[.B74]);0)" office:value-type="float" office:value="7">
            <text:p>7</text:p>
          </table:table-cell>
          <table:table-cell table:formula="of:=ROUND(([.$E$3]^([.B74]/255)-1)*1023/([.$E$3]-1); 0)" office:value-type="float" office:value="34">
            <text:p>3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2">
            <text:p>72</text:p>
          </table:table-cell>
          <table:table-cell table:formula="of:=ROUND([.$C$3]*POWER([.$G$6];[.B75]);0)" office:value-type="float" office:value="7">
            <text:p>7</text:p>
          </table:table-cell>
          <table:table-cell table:formula="of:=ROUND(([.$E$3]^([.B75]/255)-1)*1023/([.$E$3]-1); 0)" office:value-type="float" office:value="34">
            <text:p>3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3">
            <text:p>73</text:p>
          </table:table-cell>
          <table:table-cell table:formula="of:=ROUND([.$C$3]*POWER([.$G$6];[.B76]);0)" office:value-type="float" office:value="7">
            <text:p>7</text:p>
          </table:table-cell>
          <table:table-cell table:formula="of:=ROUND(([.$E$3]^([.B76]/255)-1)*1023/([.$E$3]-1); 0)" office:value-type="float" office:value="35">
            <text:p>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4">
            <text:p>74</text:p>
          </table:table-cell>
          <table:table-cell table:formula="of:=ROUND([.$C$3]*POWER([.$G$6];[.B77]);0)" office:value-type="float" office:value="7">
            <text:p>7</text:p>
          </table:table-cell>
          <table:table-cell table:formula="of:=ROUND(([.$E$3]^([.B77]/255)-1)*1023/([.$E$3]-1); 0)" office:value-type="float" office:value="36">
            <text:p>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5">
            <text:p>75</text:p>
          </table:table-cell>
          <table:table-cell table:formula="of:=ROUND([.$C$3]*POWER([.$G$6];[.B78]);0)" office:value-type="float" office:value="8">
            <text:p>8</text:p>
          </table:table-cell>
          <table:table-cell table:formula="of:=ROUND(([.$E$3]^([.B78]/255)-1)*1023/([.$E$3]-1); 0)" office:value-type="float" office:value="37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6">
            <text:p>76</text:p>
          </table:table-cell>
          <table:table-cell table:formula="of:=ROUND([.$C$3]*POWER([.$G$6];[.B79]);0)" office:value-type="float" office:value="8">
            <text:p>8</text:p>
          </table:table-cell>
          <table:table-cell table:formula="of:=ROUND(([.$E$3]^([.B79]/255)-1)*1023/([.$E$3]-1); 0)" office:value-type="float" office:value="38">
            <text:p>3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7">
            <text:p>77</text:p>
          </table:table-cell>
          <table:table-cell table:formula="of:=ROUND([.$C$3]*POWER([.$G$6];[.B80]);0)" office:value-type="float" office:value="8">
            <text:p>8</text:p>
          </table:table-cell>
          <table:table-cell table:formula="of:=ROUND(([.$E$3]^([.B80]/255)-1)*1023/([.$E$3]-1); 0)" office:value-type="float" office:value="39">
            <text:p>3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8">
            <text:p>78</text:p>
          </table:table-cell>
          <table:table-cell table:formula="of:=ROUND([.$C$3]*POWER([.$G$6];[.B81]);0)" office:value-type="float" office:value="8">
            <text:p>8</text:p>
          </table:table-cell>
          <table:table-cell table:formula="of:=ROUND(([.$E$3]^([.B81]/255)-1)*1023/([.$E$3]-1); 0)" office:value-type="float" office:value="40">
            <text:p>4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79">
            <text:p>79</text:p>
          </table:table-cell>
          <table:table-cell table:formula="of:=ROUND([.$C$3]*POWER([.$G$6];[.B82]);0)" office:value-type="float" office:value="9">
            <text:p>9</text:p>
          </table:table-cell>
          <table:table-cell table:formula="of:=ROUND(([.$E$3]^([.B82]/255)-1)*1023/([.$E$3]-1); 0)" office:value-type="float" office:value="40">
            <text:p>4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0">
            <text:p>80</text:p>
          </table:table-cell>
          <table:table-cell table:formula="of:=ROUND([.$C$3]*POWER([.$G$6];[.B83]);0)" office:value-type="float" office:value="9">
            <text:p>9</text:p>
          </table:table-cell>
          <table:table-cell table:formula="of:=ROUND(([.$E$3]^([.B83]/255)-1)*1023/([.$E$3]-1); 0)" office:value-type="float" office:value="41">
            <text:p>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1">
            <text:p>81</text:p>
          </table:table-cell>
          <table:table-cell table:formula="of:=ROUND([.$C$3]*POWER([.$G$6];[.B84]);0)" office:value-type="float" office:value="9">
            <text:p>9</text:p>
          </table:table-cell>
          <table:table-cell table:formula="of:=ROUND(([.$E$3]^([.B84]/255)-1)*1023/([.$E$3]-1); 0)" office:value-type="float" office:value="42">
            <text:p>4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2">
            <text:p>82</text:p>
          </table:table-cell>
          <table:table-cell table:formula="of:=ROUND([.$C$3]*POWER([.$G$6];[.B85]);0)" office:value-type="float" office:value="9">
            <text:p>9</text:p>
          </table:table-cell>
          <table:table-cell table:formula="of:=ROUND(([.$E$3]^([.B85]/255)-1)*1023/([.$E$3]-1); 0)" office:value-type="float" office:value="43">
            <text:p>4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3">
            <text:p>83</text:p>
          </table:table-cell>
          <table:table-cell table:formula="of:=ROUND([.$C$3]*POWER([.$G$6];[.B86]);0)" office:value-type="float" office:value="10">
            <text:p>10</text:p>
          </table:table-cell>
          <table:table-cell table:formula="of:=ROUND(([.$E$3]^([.B86]/255)-1)*1023/([.$E$3]-1); 0)" office:value-type="float" office:value="44">
            <text:p>4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formula="of:=ROUND([.$C$3]*POWER([.$G$6];[.B87]);0)" office:value-type="float" office:value="10">
            <text:p>10</text:p>
          </table:table-cell>
          <table:table-cell table:formula="of:=ROUND(([.$E$3]^([.B87]/255)-1)*1023/([.$E$3]-1); 0)" office:value-type="float" office:value="45">
            <text:p>4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5">
            <text:p>85</text:p>
          </table:table-cell>
          <table:table-cell table:formula="of:=ROUND([.$C$3]*POWER([.$G$6];[.B88]);0)" office:value-type="float" office:value="10">
            <text:p>10</text:p>
          </table:table-cell>
          <table:table-cell table:formula="of:=ROUND(([.$E$3]^([.B88]/255)-1)*1023/([.$E$3]-1); 0)" office:value-type="float" office:value="46">
            <text:p>4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6">
            <text:p>86</text:p>
          </table:table-cell>
          <table:table-cell table:formula="of:=ROUND([.$C$3]*POWER([.$G$6];[.B89]);0)" office:value-type="float" office:value="10">
            <text:p>10</text:p>
          </table:table-cell>
          <table:table-cell table:formula="of:=ROUND(([.$E$3]^([.B89]/255)-1)*1023/([.$E$3]-1); 0)" office:value-type="float" office:value="47">
            <text:p>4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7">
            <text:p>87</text:p>
          </table:table-cell>
          <table:table-cell table:formula="of:=ROUND([.$C$3]*POWER([.$G$6];[.B90]);0)" office:value-type="float" office:value="11">
            <text:p>11</text:p>
          </table:table-cell>
          <table:table-cell table:formula="of:=ROUND(([.$E$3]^([.B90]/255)-1)*1023/([.$E$3]-1); 0)" office:value-type="float" office:value="48">
            <text:p>4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8">
            <text:p>88</text:p>
          </table:table-cell>
          <table:table-cell table:formula="of:=ROUND([.$C$3]*POWER([.$G$6];[.B91]);0)" office:value-type="float" office:value="11">
            <text:p>11</text:p>
          </table:table-cell>
          <table:table-cell table:formula="of:=ROUND(([.$E$3]^([.B91]/255)-1)*1023/([.$E$3]-1); 0)" office:value-type="float" office:value="49">
            <text:p>4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89">
            <text:p>89</text:p>
          </table:table-cell>
          <table:table-cell table:formula="of:=ROUND([.$C$3]*POWER([.$G$6];[.B92]);0)" office:value-type="float" office:value="11">
            <text:p>11</text:p>
          </table:table-cell>
          <table:table-cell table:formula="of:=ROUND(([.$E$3]^([.B92]/255)-1)*1023/([.$E$3]-1); 0)" office:value-type="float" office:value="50">
            <text:p>5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0">
            <text:p>90</text:p>
          </table:table-cell>
          <table:table-cell table:formula="of:=ROUND([.$C$3]*POWER([.$G$6];[.B93]);0)" office:value-type="float" office:value="12">
            <text:p>12</text:p>
          </table:table-cell>
          <table:table-cell table:formula="of:=ROUND(([.$E$3]^([.B93]/255)-1)*1023/([.$E$3]-1); 0)" office:value-type="float" office:value="52">
            <text:p>5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1">
            <text:p>91</text:p>
          </table:table-cell>
          <table:table-cell table:formula="of:=ROUND([.$C$3]*POWER([.$G$6];[.B94]);0)" office:value-type="float" office:value="12">
            <text:p>12</text:p>
          </table:table-cell>
          <table:table-cell table:formula="of:=ROUND(([.$E$3]^([.B94]/255)-1)*1023/([.$E$3]-1); 0)" office:value-type="float" office:value="53">
            <text:p>5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2">
            <text:p>92</text:p>
          </table:table-cell>
          <table:table-cell table:formula="of:=ROUND([.$C$3]*POWER([.$G$6];[.B95]);0)" office:value-type="float" office:value="12">
            <text:p>12</text:p>
          </table:table-cell>
          <table:table-cell table:formula="of:=ROUND(([.$E$3]^([.B95]/255)-1)*1023/([.$E$3]-1); 0)" office:value-type="float" office:value="54">
            <text:p>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3">
            <text:p>93</text:p>
          </table:table-cell>
          <table:table-cell table:formula="of:=ROUND([.$C$3]*POWER([.$G$6];[.B96]);0)" office:value-type="float" office:value="13">
            <text:p>13</text:p>
          </table:table-cell>
          <table:table-cell table:formula="of:=ROUND(([.$E$3]^([.B96]/255)-1)*1023/([.$E$3]-1); 0)" office:value-type="float" office:value="55">
            <text:p>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4">
            <text:p>94</text:p>
          </table:table-cell>
          <table:table-cell table:formula="of:=ROUND([.$C$3]*POWER([.$G$6];[.B97]);0)" office:value-type="float" office:value="13">
            <text:p>13</text:p>
          </table:table-cell>
          <table:table-cell table:formula="of:=ROUND(([.$E$3]^([.B97]/255)-1)*1023/([.$E$3]-1); 0)" office:value-type="float" office:value="56">
            <text:p>5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5">
            <text:p>95</text:p>
          </table:table-cell>
          <table:table-cell table:formula="of:=ROUND([.$C$3]*POWER([.$G$6];[.B98]);0)" office:value-type="float" office:value="13">
            <text:p>13</text:p>
          </table:table-cell>
          <table:table-cell table:formula="of:=ROUND(([.$E$3]^([.B98]/255)-1)*1023/([.$E$3]-1); 0)" office:value-type="float" office:value="57">
            <text:p>5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6">
            <text:p>96</text:p>
          </table:table-cell>
          <table:table-cell table:formula="of:=ROUND([.$C$3]*POWER([.$G$6];[.B99]);0)" office:value-type="float" office:value="14">
            <text:p>14</text:p>
          </table:table-cell>
          <table:table-cell table:formula="of:=ROUND(([.$E$3]^([.B99]/255)-1)*1023/([.$E$3]-1); 0)" office:value-type="float" office:value="59">
            <text:p>5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7">
            <text:p>97</text:p>
          </table:table-cell>
          <table:table-cell table:formula="of:=ROUND([.$C$3]*POWER([.$G$6];[.B100]);0)" office:value-type="float" office:value="14">
            <text:p>14</text:p>
          </table:table-cell>
          <table:table-cell table:formula="of:=ROUND(([.$E$3]^([.B100]/255)-1)*1023/([.$E$3]-1); 0)" office:value-type="float" office:value="60">
            <text:p>6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8">
            <text:p>98</text:p>
          </table:table-cell>
          <table:table-cell table:formula="of:=ROUND([.$C$3]*POWER([.$G$6];[.B101]);0)" office:value-type="float" office:value="14">
            <text:p>14</text:p>
          </table:table-cell>
          <table:table-cell table:formula="of:=ROUND(([.$E$3]^([.B101]/255)-1)*1023/([.$E$3]-1); 0)" office:value-type="float" office:value="61">
            <text:p>6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99">
            <text:p>99</text:p>
          </table:table-cell>
          <table:table-cell table:formula="of:=ROUND([.$C$3]*POWER([.$G$6];[.B102]);0)" office:value-type="float" office:value="15">
            <text:p>15</text:p>
          </table:table-cell>
          <table:table-cell table:formula="of:=ROUND(([.$E$3]^([.B102]/255)-1)*1023/([.$E$3]-1); 0)" office:value-type="float" office:value="62">
            <text:p>6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0">
            <text:p>100</text:p>
          </table:table-cell>
          <table:table-cell table:formula="of:=ROUND([.$C$3]*POWER([.$G$6];[.B103]);0)" office:value-type="float" office:value="15">
            <text:p>15</text:p>
          </table:table-cell>
          <table:table-cell table:formula="of:=ROUND(([.$E$3]^([.B103]/255)-1)*1023/([.$E$3]-1); 0)" office:value-type="float" office:value="64">
            <text:p>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1">
            <text:p>101</text:p>
          </table:table-cell>
          <table:table-cell table:formula="of:=ROUND([.$C$3]*POWER([.$G$6];[.B104]);0)" office:value-type="float" office:value="16">
            <text:p>16</text:p>
          </table:table-cell>
          <table:table-cell table:formula="of:=ROUND(([.$E$3]^([.B104]/255)-1)*1023/([.$E$3]-1); 0)" office:value-type="float" office:value="65">
            <text:p>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2">
            <text:p>102</text:p>
          </table:table-cell>
          <table:table-cell table:formula="of:=ROUND([.$C$3]*POWER([.$G$6];[.B105]);0)" office:value-type="float" office:value="16">
            <text:p>16</text:p>
          </table:table-cell>
          <table:table-cell table:formula="of:=ROUND(([.$E$3]^([.B105]/255)-1)*1023/([.$E$3]-1); 0)" office:value-type="float" office:value="66">
            <text:p>6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3">
            <text:p>103</text:p>
          </table:table-cell>
          <table:table-cell table:formula="of:=ROUND([.$C$3]*POWER([.$G$6];[.B106]);0)" office:value-type="float" office:value="16">
            <text:p>16</text:p>
          </table:table-cell>
          <table:table-cell table:formula="of:=ROUND(([.$E$3]^([.B106]/255)-1)*1023/([.$E$3]-1); 0)" office:value-type="float" office:value="68">
            <text:p>6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4">
            <text:p>104</text:p>
          </table:table-cell>
          <table:table-cell table:formula="of:=ROUND([.$C$3]*POWER([.$G$6];[.B107]);0)" office:value-type="float" office:value="17">
            <text:p>17</text:p>
          </table:table-cell>
          <table:table-cell table:formula="of:=ROUND(([.$E$3]^([.B107]/255)-1)*1023/([.$E$3]-1); 0)" office:value-type="float" office:value="69">
            <text:p>6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5">
            <text:p>105</text:p>
          </table:table-cell>
          <table:table-cell table:formula="of:=ROUND([.$C$3]*POWER([.$G$6];[.B108]);0)" office:value-type="float" office:value="17">
            <text:p>17</text:p>
          </table:table-cell>
          <table:table-cell table:formula="of:=ROUND(([.$E$3]^([.B108]/255)-1)*1023/([.$E$3]-1); 0)" office:value-type="float" office:value="70">
            <text:p>7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6">
            <text:p>106</text:p>
          </table:table-cell>
          <table:table-cell table:formula="of:=ROUND([.$C$3]*POWER([.$G$6];[.B109]);0)" office:value-type="float" office:value="18">
            <text:p>18</text:p>
          </table:table-cell>
          <table:table-cell table:formula="of:=ROUND(([.$E$3]^([.B109]/255)-1)*1023/([.$E$3]-1); 0)" office:value-type="float" office:value="72">
            <text:p>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7">
            <text:p>107</text:p>
          </table:table-cell>
          <table:table-cell table:formula="of:=ROUND([.$C$3]*POWER([.$G$6];[.B110]);0)" office:value-type="float" office:value="18">
            <text:p>18</text:p>
          </table:table-cell>
          <table:table-cell table:formula="of:=ROUND(([.$E$3]^([.B110]/255)-1)*1023/([.$E$3]-1); 0)" office:value-type="float" office:value="73">
            <text:p>7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8">
            <text:p>108</text:p>
          </table:table-cell>
          <table:table-cell table:formula="of:=ROUND([.$C$3]*POWER([.$G$6];[.B111]);0)" office:value-type="float" office:value="19">
            <text:p>19</text:p>
          </table:table-cell>
          <table:table-cell table:formula="of:=ROUND(([.$E$3]^([.B111]/255)-1)*1023/([.$E$3]-1); 0)" office:value-type="float" office:value="75">
            <text:p>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09">
            <text:p>109</text:p>
          </table:table-cell>
          <table:table-cell table:formula="of:=ROUND([.$C$3]*POWER([.$G$6];[.B112]);0)" office:value-type="float" office:value="19">
            <text:p>19</text:p>
          </table:table-cell>
          <table:table-cell table:formula="of:=ROUND(([.$E$3]^([.B112]/255)-1)*1023/([.$E$3]-1); 0)" office:value-type="float" office:value="76">
            <text:p>7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0">
            <text:p>110</text:p>
          </table:table-cell>
          <table:table-cell table:formula="of:=ROUND([.$C$3]*POWER([.$G$6];[.B113]);0)" office:value-type="float" office:value="20">
            <text:p>20</text:p>
          </table:table-cell>
          <table:table-cell table:formula="of:=ROUND(([.$E$3]^([.B113]/255)-1)*1023/([.$E$3]-1); 0)" office:value-type="float" office:value="78">
            <text:p>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1">
            <text:p>111</text:p>
          </table:table-cell>
          <table:table-cell table:formula="of:=ROUND([.$C$3]*POWER([.$G$6];[.B114]);0)" office:value-type="float" office:value="20">
            <text:p>20</text:p>
          </table:table-cell>
          <table:table-cell table:formula="of:=ROUND(([.$E$3]^([.B114]/255)-1)*1023/([.$E$3]-1); 0)" office:value-type="float" office:value="79">
            <text:p>7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2">
            <text:p>112</text:p>
          </table:table-cell>
          <table:table-cell table:formula="of:=ROUND([.$C$3]*POWER([.$G$6];[.B115]);0)" office:value-type="float" office:value="21">
            <text:p>21</text:p>
          </table:table-cell>
          <table:table-cell table:formula="of:=ROUND(([.$E$3]^([.B115]/255)-1)*1023/([.$E$3]-1); 0)" office:value-type="float" office:value="81">
            <text:p>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3">
            <text:p>113</text:p>
          </table:table-cell>
          <table:table-cell table:formula="of:=ROUND([.$C$3]*POWER([.$G$6];[.B116]);0)" office:value-type="float" office:value="22">
            <text:p>22</text:p>
          </table:table-cell>
          <table:table-cell table:formula="of:=ROUND(([.$E$3]^([.B116]/255)-1)*1023/([.$E$3]-1); 0)" office:value-type="float" office:value="83">
            <text:p>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4">
            <text:p>114</text:p>
          </table:table-cell>
          <table:table-cell table:formula="of:=ROUND([.$C$3]*POWER([.$G$6];[.B117]);0)" office:value-type="float" office:value="22">
            <text:p>22</text:p>
          </table:table-cell>
          <table:table-cell table:formula="of:=ROUND(([.$E$3]^([.B117]/255)-1)*1023/([.$E$3]-1); 0)" office:value-type="float" office:value="84">
            <text:p>8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5">
            <text:p>115</text:p>
          </table:table-cell>
          <table:table-cell table:formula="of:=ROUND([.$C$3]*POWER([.$G$6];[.B118]);0)" office:value-type="float" office:value="23">
            <text:p>23</text:p>
          </table:table-cell>
          <table:table-cell table:formula="of:=ROUND(([.$E$3]^([.B118]/255)-1)*1023/([.$E$3]-1); 0)" office:value-type="float" office:value="86">
            <text:p>8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6">
            <text:p>116</text:p>
          </table:table-cell>
          <table:table-cell table:formula="of:=ROUND([.$C$3]*POWER([.$G$6];[.B119]);0)" office:value-type="float" office:value="23">
            <text:p>23</text:p>
          </table:table-cell>
          <table:table-cell table:formula="of:=ROUND(([.$E$3]^([.B119]/255)-1)*1023/([.$E$3]-1); 0)" office:value-type="float" office:value="88">
            <text:p>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7">
            <text:p>117</text:p>
          </table:table-cell>
          <table:table-cell table:formula="of:=ROUND([.$C$3]*POWER([.$G$6];[.B120]);0)" office:value-type="float" office:value="24">
            <text:p>24</text:p>
          </table:table-cell>
          <table:table-cell table:formula="of:=ROUND(([.$E$3]^([.B120]/255)-1)*1023/([.$E$3]-1); 0)" office:value-type="float" office:value="89">
            <text:p>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8">
            <text:p>118</text:p>
          </table:table-cell>
          <table:table-cell table:formula="of:=ROUND([.$C$3]*POWER([.$G$6];[.B121]);0)" office:value-type="float" office:value="25">
            <text:p>25</text:p>
          </table:table-cell>
          <table:table-cell table:formula="of:=ROUND(([.$E$3]^([.B121]/255)-1)*1023/([.$E$3]-1); 0)" office:value-type="float" office:value="91">
            <text:p>9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19">
            <text:p>119</text:p>
          </table:table-cell>
          <table:table-cell table:formula="of:=ROUND([.$C$3]*POWER([.$G$6];[.B122]);0)" office:value-type="float" office:value="25">
            <text:p>25</text:p>
          </table:table-cell>
          <table:table-cell table:formula="of:=ROUND(([.$E$3]^([.B122]/255)-1)*1023/([.$E$3]-1); 0)" office:value-type="float" office:value="93">
            <text:p>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0">
            <text:p>120</text:p>
          </table:table-cell>
          <table:table-cell table:formula="of:=ROUND([.$C$3]*POWER([.$G$6];[.B123]);0)" office:value-type="float" office:value="26">
            <text:p>26</text:p>
          </table:table-cell>
          <table:table-cell table:formula="of:=ROUND(([.$E$3]^([.B123]/255)-1)*1023/([.$E$3]-1); 0)" office:value-type="float" office:value="95">
            <text:p>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1">
            <text:p>121</text:p>
          </table:table-cell>
          <table:table-cell table:formula="of:=ROUND([.$C$3]*POWER([.$G$6];[.B124]);0)" office:value-type="float" office:value="27">
            <text:p>27</text:p>
          </table:table-cell>
          <table:table-cell table:formula="of:=ROUND(([.$E$3]^([.B124]/255)-1)*1023/([.$E$3]-1); 0)" office:value-type="float" office:value="96">
            <text:p>9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2">
            <text:p>122</text:p>
          </table:table-cell>
          <table:table-cell table:formula="of:=ROUND([.$C$3]*POWER([.$G$6];[.B125]);0)" office:value-type="float" office:value="28">
            <text:p>28</text:p>
          </table:table-cell>
          <table:table-cell table:formula="of:=ROUND(([.$E$3]^([.B125]/255)-1)*1023/([.$E$3]-1); 0)" office:value-type="float" office:value="98">
            <text:p>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3">
            <text:p>123</text:p>
          </table:table-cell>
          <table:table-cell table:formula="of:=ROUND([.$C$3]*POWER([.$G$6];[.B126]);0)" office:value-type="float" office:value="28">
            <text:p>28</text:p>
          </table:table-cell>
          <table:table-cell table:formula="of:=ROUND(([.$E$3]^([.B126]/255)-1)*1023/([.$E$3]-1); 0)" office:value-type="float" office:value="100">
            <text:p>10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4">
            <text:p>124</text:p>
          </table:table-cell>
          <table:table-cell table:formula="of:=ROUND([.$C$3]*POWER([.$G$6];[.B127]);0)" office:value-type="float" office:value="29">
            <text:p>29</text:p>
          </table:table-cell>
          <table:table-cell table:formula="of:=ROUND(([.$E$3]^([.B127]/255)-1)*1023/([.$E$3]-1); 0)" office:value-type="float" office:value="102">
            <text:p>1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5">
            <text:p>125</text:p>
          </table:table-cell>
          <table:table-cell table:formula="of:=ROUND([.$C$3]*POWER([.$G$6];[.B128]);0)" office:value-type="float" office:value="30">
            <text:p>30</text:p>
          </table:table-cell>
          <table:table-cell table:formula="of:=ROUND(([.$E$3]^([.B128]/255)-1)*1023/([.$E$3]-1); 0)" office:value-type="float" office:value="104">
            <text:p>10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6">
            <text:p>126</text:p>
          </table:table-cell>
          <table:table-cell table:formula="of:=ROUND([.$C$3]*POWER([.$G$6];[.B129]);0)" office:value-type="float" office:value="31">
            <text:p>31</text:p>
          </table:table-cell>
          <table:table-cell table:formula="of:=ROUND(([.$E$3]^([.B129]/255)-1)*1023/([.$E$3]-1); 0)" office:value-type="float" office:value="106">
            <text:p>1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7">
            <text:p>127</text:p>
          </table:table-cell>
          <table:table-cell table:formula="of:=ROUND([.$C$3]*POWER([.$G$6];[.B130]);0)" office:value-type="float" office:value="32">
            <text:p>32</text:p>
          </table:table-cell>
          <table:table-cell table:formula="of:=ROUND(([.$E$3]^([.B130]/255)-1)*1023/([.$E$3]-1); 0)" office:value-type="float" office:value="108">
            <text:p>10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8">
            <text:p>128</text:p>
          </table:table-cell>
          <table:table-cell table:formula="of:=ROUND([.$C$3]*POWER([.$G$6];[.B131]);0)" office:value-type="float" office:value="32">
            <text:p>32</text:p>
          </table:table-cell>
          <table:table-cell table:formula="of:=ROUND(([.$E$3]^([.B131]/255)-1)*1023/([.$E$3]-1); 0)" office:value-type="float" office:value="110">
            <text:p>1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29">
            <text:p>129</text:p>
          </table:table-cell>
          <table:table-cell table:formula="of:=ROUND([.$C$3]*POWER([.$G$6];[.B132]);0)" office:value-type="float" office:value="33">
            <text:p>33</text:p>
          </table:table-cell>
          <table:table-cell table:formula="of:=ROUND(([.$E$3]^([.B132]/255)-1)*1023/([.$E$3]-1); 0)" office:value-type="float" office:value="112">
            <text:p>1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0">
            <text:p>130</text:p>
          </table:table-cell>
          <table:table-cell table:formula="of:=ROUND([.$C$3]*POWER([.$G$6];[.B133]);0)" office:value-type="float" office:value="34">
            <text:p>34</text:p>
          </table:table-cell>
          <table:table-cell table:formula="of:=ROUND(([.$E$3]^([.B133]/255)-1)*1023/([.$E$3]-1); 0)" office:value-type="float" office:value="114">
            <text:p>1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1">
            <text:p>131</text:p>
          </table:table-cell>
          <table:table-cell table:formula="of:=ROUND([.$C$3]*POWER([.$G$6];[.B134]);0)" office:value-type="float" office:value="35">
            <text:p>35</text:p>
          </table:table-cell>
          <table:table-cell table:formula="of:=ROUND(([.$E$3]^([.B134]/255)-1)*1023/([.$E$3]-1); 0)" office:value-type="float" office:value="117">
            <text:p>1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2">
            <text:p>132</text:p>
          </table:table-cell>
          <table:table-cell table:formula="of:=ROUND([.$C$3]*POWER([.$G$6];[.B135]);0)" office:value-type="float" office:value="36">
            <text:p>36</text:p>
          </table:table-cell>
          <table:table-cell table:formula="of:=ROUND(([.$E$3]^([.B135]/255)-1)*1023/([.$E$3]-1); 0)" office:value-type="float" office:value="119">
            <text:p>1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3">
            <text:p>133</text:p>
          </table:table-cell>
          <table:table-cell table:formula="of:=ROUND([.$C$3]*POWER([.$G$6];[.B136]);0)" office:value-type="float" office:value="37">
            <text:p>37</text:p>
          </table:table-cell>
          <table:table-cell table:formula="of:=ROUND(([.$E$3]^([.B136]/255)-1)*1023/([.$E$3]-1); 0)" office:value-type="float" office:value="121">
            <text:p>1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4">
            <text:p>134</text:p>
          </table:table-cell>
          <table:table-cell table:formula="of:=ROUND([.$C$3]*POWER([.$G$6];[.B137]);0)" office:value-type="float" office:value="38">
            <text:p>38</text:p>
          </table:table-cell>
          <table:table-cell table:formula="of:=ROUND(([.$E$3]^([.B137]/255)-1)*1023/([.$E$3]-1); 0)" office:value-type="float" office:value="123">
            <text:p>12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5">
            <text:p>135</text:p>
          </table:table-cell>
          <table:table-cell table:formula="of:=ROUND([.$C$3]*POWER([.$G$6];[.B138]);0)" office:value-type="float" office:value="39">
            <text:p>39</text:p>
          </table:table-cell>
          <table:table-cell table:formula="of:=ROUND(([.$E$3]^([.B138]/255)-1)*1023/([.$E$3]-1); 0)" office:value-type="float" office:value="126">
            <text:p>12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6">
            <text:p>136</text:p>
          </table:table-cell>
          <table:table-cell table:formula="of:=ROUND([.$C$3]*POWER([.$G$6];[.B139]);0)" office:value-type="float" office:value="40">
            <text:p>40</text:p>
          </table:table-cell>
          <table:table-cell table:formula="of:=ROUND(([.$E$3]^([.B139]/255)-1)*1023/([.$E$3]-1); 0)" office:value-type="float" office:value="128">
            <text:p>12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7">
            <text:p>137</text:p>
          </table:table-cell>
          <table:table-cell table:formula="of:=ROUND([.$C$3]*POWER([.$G$6];[.B140]);0)" office:value-type="float" office:value="41">
            <text:p>41</text:p>
          </table:table-cell>
          <table:table-cell table:formula="of:=ROUND(([.$E$3]^([.B140]/255)-1)*1023/([.$E$3]-1); 0)" office:value-type="float" office:value="130">
            <text:p>13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8">
            <text:p>138</text:p>
          </table:table-cell>
          <table:table-cell table:formula="of:=ROUND([.$C$3]*POWER([.$G$6];[.B141]);0)" office:value-type="float" office:value="43">
            <text:p>43</text:p>
          </table:table-cell>
          <table:table-cell table:formula="of:=ROUND(([.$E$3]^([.B141]/255)-1)*1023/([.$E$3]-1); 0)" office:value-type="float" office:value="133">
            <text:p>1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39">
            <text:p>139</text:p>
          </table:table-cell>
          <table:table-cell table:formula="of:=ROUND([.$C$3]*POWER([.$G$6];[.B142]);0)" office:value-type="float" office:value="44">
            <text:p>44</text:p>
          </table:table-cell>
          <table:table-cell table:formula="of:=ROUND(([.$E$3]^([.B142]/255)-1)*1023/([.$E$3]-1); 0)" office:value-type="float" office:value="135">
            <text:p>1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0">
            <text:p>140</text:p>
          </table:table-cell>
          <table:table-cell table:formula="of:=ROUND([.$C$3]*POWER([.$G$6];[.B143]);0)" office:value-type="float" office:value="45">
            <text:p>45</text:p>
          </table:table-cell>
          <table:table-cell table:formula="of:=ROUND(([.$E$3]^([.B143]/255)-1)*1023/([.$E$3]-1); 0)" office:value-type="float" office:value="138">
            <text:p>13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1">
            <text:p>141</text:p>
          </table:table-cell>
          <table:table-cell table:formula="of:=ROUND([.$C$3]*POWER([.$G$6];[.B144]);0)" office:value-type="float" office:value="46">
            <text:p>46</text:p>
          </table:table-cell>
          <table:table-cell table:formula="of:=ROUND(([.$E$3]^([.B144]/255)-1)*1023/([.$E$3]-1); 0)" office:value-type="float" office:value="141">
            <text:p>1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2">
            <text:p>142</text:p>
          </table:table-cell>
          <table:table-cell table:formula="of:=ROUND([.$C$3]*POWER([.$G$6];[.B145]);0)" office:value-type="float" office:value="47">
            <text:p>47</text:p>
          </table:table-cell>
          <table:table-cell table:formula="of:=ROUND(([.$E$3]^([.B145]/255)-1)*1023/([.$E$3]-1); 0)" office:value-type="float" office:value="143">
            <text:p>14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3">
            <text:p>143</text:p>
          </table:table-cell>
          <table:table-cell table:formula="of:=ROUND([.$C$3]*POWER([.$G$6];[.B146]);0)" office:value-type="float" office:value="49">
            <text:p>49</text:p>
          </table:table-cell>
          <table:table-cell table:formula="of:=ROUND(([.$E$3]^([.B146]/255)-1)*1023/([.$E$3]-1); 0)" office:value-type="float" office:value="146">
            <text:p>14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4">
            <text:p>144</text:p>
          </table:table-cell>
          <table:table-cell table:formula="of:=ROUND([.$C$3]*POWER([.$G$6];[.B147]);0)" office:value-type="float" office:value="50">
            <text:p>50</text:p>
          </table:table-cell>
          <table:table-cell table:formula="of:=ROUND(([.$E$3]^([.B147]/255)-1)*1023/([.$E$3]-1); 0)" office:value-type="float" office:value="148">
            <text:p>14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5">
            <text:p>145</text:p>
          </table:table-cell>
          <table:table-cell table:formula="of:=ROUND([.$C$3]*POWER([.$G$6];[.B148]);0)" office:value-type="float" office:value="51">
            <text:p>51</text:p>
          </table:table-cell>
          <table:table-cell table:formula="of:=ROUND(([.$E$3]^([.B148]/255)-1)*1023/([.$E$3]-1); 0)" office:value-type="float" office:value="151">
            <text:p>15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6">
            <text:p>146</text:p>
          </table:table-cell>
          <table:table-cell table:formula="of:=ROUND([.$C$3]*POWER([.$G$6];[.B149]);0)" office:value-type="float" office:value="53">
            <text:p>53</text:p>
          </table:table-cell>
          <table:table-cell table:formula="of:=ROUND(([.$E$3]^([.B149]/255)-1)*1023/([.$E$3]-1); 0)" office:value-type="float" office:value="154">
            <text:p>1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7">
            <text:p>147</text:p>
          </table:table-cell>
          <table:table-cell table:formula="of:=ROUND([.$C$3]*POWER([.$G$6];[.B150]);0)" office:value-type="float" office:value="54">
            <text:p>54</text:p>
          </table:table-cell>
          <table:table-cell table:formula="of:=ROUND(([.$E$3]^([.B150]/255)-1)*1023/([.$E$3]-1); 0)" office:value-type="float" office:value="157">
            <text:p>15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8">
            <text:p>148</text:p>
          </table:table-cell>
          <table:table-cell table:formula="of:=ROUND([.$C$3]*POWER([.$G$6];[.B151]);0)" office:value-type="float" office:value="56">
            <text:p>56</text:p>
          </table:table-cell>
          <table:table-cell table:formula="of:=ROUND(([.$E$3]^([.B151]/255)-1)*1023/([.$E$3]-1); 0)" office:value-type="float" office:value="160">
            <text:p>16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49">
            <text:p>149</text:p>
          </table:table-cell>
          <table:table-cell table:formula="of:=ROUND([.$C$3]*POWER([.$G$6];[.B152]);0)" office:value-type="float" office:value="57">
            <text:p>57</text:p>
          </table:table-cell>
          <table:table-cell table:formula="of:=ROUND(([.$E$3]^([.B152]/255)-1)*1023/([.$E$3]-1); 0)" office:value-type="float" office:value="163">
            <text:p>16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0">
            <text:p>150</text:p>
          </table:table-cell>
          <table:table-cell table:formula="of:=ROUND([.$C$3]*POWER([.$G$6];[.B153]);0)" office:value-type="float" office:value="59">
            <text:p>59</text:p>
          </table:table-cell>
          <table:table-cell table:formula="of:=ROUND(([.$E$3]^([.B153]/255)-1)*1023/([.$E$3]-1); 0)" office:value-type="float" office:value="166">
            <text:p>16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1">
            <text:p>151</text:p>
          </table:table-cell>
          <table:table-cell table:formula="of:=ROUND([.$C$3]*POWER([.$G$6];[.B154]);0)" office:value-type="float" office:value="61">
            <text:p>61</text:p>
          </table:table-cell>
          <table:table-cell table:formula="of:=ROUND(([.$E$3]^([.B154]/255)-1)*1023/([.$E$3]-1); 0)" office:value-type="float" office:value="169">
            <text:p>16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2">
            <text:p>152</text:p>
          </table:table-cell>
          <table:table-cell table:formula="of:=ROUND([.$C$3]*POWER([.$G$6];[.B155]);0)" office:value-type="float" office:value="62">
            <text:p>62</text:p>
          </table:table-cell>
          <table:table-cell table:formula="of:=ROUND(([.$E$3]^([.B155]/255)-1)*1023/([.$E$3]-1); 0)" office:value-type="float" office:value="172">
            <text:p>1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3">
            <text:p>153</text:p>
          </table:table-cell>
          <table:table-cell table:formula="of:=ROUND([.$C$3]*POWER([.$G$6];[.B156]);0)" office:value-type="float" office:value="64">
            <text:p>64</text:p>
          </table:table-cell>
          <table:table-cell table:formula="of:=ROUND(([.$E$3]^([.B156]/255)-1)*1023/([.$E$3]-1); 0)" office:value-type="float" office:value="175">
            <text:p>1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4">
            <text:p>154</text:p>
          </table:table-cell>
          <table:table-cell table:formula="of:=ROUND([.$C$3]*POWER([.$G$6];[.B157]);0)" office:value-type="float" office:value="66">
            <text:p>66</text:p>
          </table:table-cell>
          <table:table-cell table:formula="of:=ROUND(([.$E$3]^([.B157]/255)-1)*1023/([.$E$3]-1); 0)" office:value-type="float" office:value="178">
            <text:p>1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5">
            <text:p>155</text:p>
          </table:table-cell>
          <table:table-cell table:formula="of:=ROUND([.$C$3]*POWER([.$G$6];[.B158]);0)" office:value-type="float" office:value="68">
            <text:p>68</text:p>
          </table:table-cell>
          <table:table-cell table:formula="of:=ROUND(([.$E$3]^([.B158]/255)-1)*1023/([.$E$3]-1); 0)" office:value-type="float" office:value="181">
            <text:p>1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6">
            <text:p>156</text:p>
          </table:table-cell>
          <table:table-cell table:formula="of:=ROUND([.$C$3]*POWER([.$G$6];[.B159]);0)" office:value-type="float" office:value="69">
            <text:p>69</text:p>
          </table:table-cell>
          <table:table-cell table:formula="of:=ROUND(([.$E$3]^([.B159]/255)-1)*1023/([.$E$3]-1); 0)" office:value-type="float" office:value="185">
            <text:p>18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7">
            <text:p>157</text:p>
          </table:table-cell>
          <table:table-cell table:formula="of:=ROUND([.$C$3]*POWER([.$G$6];[.B160]);0)" office:value-type="float" office:value="71">
            <text:p>71</text:p>
          </table:table-cell>
          <table:table-cell table:formula="of:=ROUND(([.$E$3]^([.B160]/255)-1)*1023/([.$E$3]-1); 0)" office:value-type="float" office:value="188">
            <text:p>1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8">
            <text:p>158</text:p>
          </table:table-cell>
          <table:table-cell table:formula="of:=ROUND([.$C$3]*POWER([.$G$6];[.B161]);0)" office:value-type="float" office:value="73">
            <text:p>73</text:p>
          </table:table-cell>
          <table:table-cell table:formula="of:=ROUND(([.$E$3]^([.B161]/255)-1)*1023/([.$E$3]-1); 0)" office:value-type="float" office:value="191">
            <text:p>19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59">
            <text:p>159</text:p>
          </table:table-cell>
          <table:table-cell table:formula="of:=ROUND([.$C$3]*POWER([.$G$6];[.B162]);0)" office:value-type="float" office:value="75">
            <text:p>75</text:p>
          </table:table-cell>
          <table:table-cell table:formula="of:=ROUND(([.$E$3]^([.B162]/255)-1)*1023/([.$E$3]-1); 0)" office:value-type="float" office:value="195">
            <text:p>1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0">
            <text:p>160</text:p>
          </table:table-cell>
          <table:table-cell table:formula="of:=ROUND([.$C$3]*POWER([.$G$6];[.B163]);0)" office:value-type="float" office:value="77">
            <text:p>77</text:p>
          </table:table-cell>
          <table:table-cell table:formula="of:=ROUND(([.$E$3]^([.B163]/255)-1)*1023/([.$E$3]-1); 0)" office:value-type="float" office:value="198">
            <text:p>1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1">
            <text:p>161</text:p>
          </table:table-cell>
          <table:table-cell table:formula="of:=ROUND([.$C$3]*POWER([.$G$6];[.B164]);0)" office:value-type="float" office:value="79">
            <text:p>79</text:p>
          </table:table-cell>
          <table:table-cell table:formula="of:=ROUND(([.$E$3]^([.B164]/255)-1)*1023/([.$E$3]-1); 0)" office:value-type="float" office:value="202">
            <text:p>2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2">
            <text:p>162</text:p>
          </table:table-cell>
          <table:table-cell table:formula="of:=ROUND([.$C$3]*POWER([.$G$6];[.B165]);0)" office:value-type="float" office:value="82">
            <text:p>82</text:p>
          </table:table-cell>
          <table:table-cell table:formula="of:=ROUND(([.$E$3]^([.B165]/255)-1)*1023/([.$E$3]-1); 0)" office:value-type="float" office:value="206">
            <text:p>2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3">
            <text:p>163</text:p>
          </table:table-cell>
          <table:table-cell table:formula="of:=ROUND([.$C$3]*POWER([.$G$6];[.B166]);0)" office:value-type="float" office:value="84">
            <text:p>84</text:p>
          </table:table-cell>
          <table:table-cell table:formula="of:=ROUND(([.$E$3]^([.B166]/255)-1)*1023/([.$E$3]-1); 0)" office:value-type="float" office:value="209">
            <text:p>2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4">
            <text:p>164</text:p>
          </table:table-cell>
          <table:table-cell table:formula="of:=ROUND([.$C$3]*POWER([.$G$6];[.B167]);0)" office:value-type="float" office:value="86">
            <text:p>86</text:p>
          </table:table-cell>
          <table:table-cell table:formula="of:=ROUND(([.$E$3]^([.B167]/255)-1)*1023/([.$E$3]-1); 0)" office:value-type="float" office:value="213">
            <text:p>2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5">
            <text:p>165</text:p>
          </table:table-cell>
          <table:table-cell table:formula="of:=ROUND([.$C$3]*POWER([.$G$6];[.B168]);0)" office:value-type="float" office:value="89">
            <text:p>89</text:p>
          </table:table-cell>
          <table:table-cell table:formula="of:=ROUND(([.$E$3]^([.B168]/255)-1)*1023/([.$E$3]-1); 0)" office:value-type="float" office:value="217">
            <text:p>2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6">
            <text:p>166</text:p>
          </table:table-cell>
          <table:table-cell table:formula="of:=ROUND([.$C$3]*POWER([.$G$6];[.B169]);0)" office:value-type="float" office:value="91">
            <text:p>91</text:p>
          </table:table-cell>
          <table:table-cell table:formula="of:=ROUND(([.$E$3]^([.B169]/255)-1)*1023/([.$E$3]-1); 0)" office:value-type="float" office:value="221">
            <text:p>2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7">
            <text:p>167</text:p>
          </table:table-cell>
          <table:table-cell table:formula="of:=ROUND([.$C$3]*POWER([.$G$6];[.B170]);0)" office:value-type="float" office:value="94">
            <text:p>94</text:p>
          </table:table-cell>
          <table:table-cell table:formula="of:=ROUND(([.$E$3]^([.B170]/255)-1)*1023/([.$E$3]-1); 0)" office:value-type="float" office:value="225">
            <text:p>2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8">
            <text:p>168</text:p>
          </table:table-cell>
          <table:table-cell table:formula="of:=ROUND([.$C$3]*POWER([.$G$6];[.B171]);0)" office:value-type="float" office:value="96">
            <text:p>96</text:p>
          </table:table-cell>
          <table:table-cell table:formula="of:=ROUND(([.$E$3]^([.B171]/255)-1)*1023/([.$E$3]-1); 0)" office:value-type="float" office:value="229">
            <text:p>2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69">
            <text:p>169</text:p>
          </table:table-cell>
          <table:table-cell table:formula="of:=ROUND([.$C$3]*POWER([.$G$6];[.B172]);0)" office:value-type="float" office:value="99">
            <text:p>99</text:p>
          </table:table-cell>
          <table:table-cell table:formula="of:=ROUND(([.$E$3]^([.B172]/255)-1)*1023/([.$E$3]-1); 0)" office:value-type="float" office:value="233">
            <text:p>2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0">
            <text:p>170</text:p>
          </table:table-cell>
          <table:table-cell table:formula="of:=ROUND([.$C$3]*POWER([.$G$6];[.B173]);0)" office:value-type="float" office:value="102">
            <text:p>102</text:p>
          </table:table-cell>
          <table:table-cell table:formula="of:=ROUND(([.$E$3]^([.B173]/255)-1)*1023/([.$E$3]-1); 0)" office:value-type="float" office:value="237">
            <text:p>2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1">
            <text:p>171</text:p>
          </table:table-cell>
          <table:table-cell table:formula="of:=ROUND([.$C$3]*POWER([.$G$6];[.B174]);0)" office:value-type="float" office:value="104">
            <text:p>104</text:p>
          </table:table-cell>
          <table:table-cell table:formula="of:=ROUND(([.$E$3]^([.B174]/255)-1)*1023/([.$E$3]-1); 0)" office:value-type="float" office:value="241">
            <text:p>2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2">
            <text:p>172</text:p>
          </table:table-cell>
          <table:table-cell table:formula="of:=ROUND([.$C$3]*POWER([.$G$6];[.B175]);0)" office:value-type="float" office:value="107">
            <text:p>107</text:p>
          </table:table-cell>
          <table:table-cell table:formula="of:=ROUND(([.$E$3]^([.B175]/255)-1)*1023/([.$E$3]-1); 0)" office:value-type="float" office:value="246">
            <text:p>24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3">
            <text:p>173</text:p>
          </table:table-cell>
          <table:table-cell table:formula="of:=ROUND([.$C$3]*POWER([.$G$6];[.B176]);0)" office:value-type="float" office:value="110">
            <text:p>110</text:p>
          </table:table-cell>
          <table:table-cell table:formula="of:=ROUND(([.$E$3]^([.B176]/255)-1)*1023/([.$E$3]-1); 0)" office:value-type="float" office:value="250">
            <text:p>25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4">
            <text:p>174</text:p>
          </table:table-cell>
          <table:table-cell table:formula="of:=ROUND([.$C$3]*POWER([.$G$6];[.B177]);0)" office:value-type="float" office:value="113">
            <text:p>113</text:p>
          </table:table-cell>
          <table:table-cell table:formula="of:=ROUND(([.$E$3]^([.B177]/255)-1)*1023/([.$E$3]-1); 0)" office:value-type="float" office:value="254">
            <text:p>2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5">
            <text:p>175</text:p>
          </table:table-cell>
          <table:table-cell table:formula="of:=ROUND([.$C$3]*POWER([.$G$6];[.B178]);0)" office:value-type="float" office:value="116">
            <text:p>116</text:p>
          </table:table-cell>
          <table:table-cell table:formula="of:=ROUND(([.$E$3]^([.B178]/255)-1)*1023/([.$E$3]-1); 0)" office:value-type="float" office:value="259">
            <text:p>25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6">
            <text:p>176</text:p>
          </table:table-cell>
          <table:table-cell table:formula="of:=ROUND([.$C$3]*POWER([.$G$6];[.B179]);0)" office:value-type="float" office:value="120">
            <text:p>120</text:p>
          </table:table-cell>
          <table:table-cell table:formula="of:=ROUND(([.$E$3]^([.B179]/255)-1)*1023/([.$E$3]-1); 0)" office:value-type="float" office:value="263">
            <text:p>26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7">
            <text:p>177</text:p>
          </table:table-cell>
          <table:table-cell table:formula="of:=ROUND([.$C$3]*POWER([.$G$6];[.B180]);0)" office:value-type="float" office:value="123">
            <text:p>123</text:p>
          </table:table-cell>
          <table:table-cell table:formula="of:=ROUND(([.$E$3]^([.B180]/255)-1)*1023/([.$E$3]-1); 0)" office:value-type="float" office:value="268">
            <text:p>26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8">
            <text:p>178</text:p>
          </table:table-cell>
          <table:table-cell table:formula="of:=ROUND([.$C$3]*POWER([.$G$6];[.B181]);0)" office:value-type="float" office:value="126">
            <text:p>126</text:p>
          </table:table-cell>
          <table:table-cell table:formula="of:=ROUND(([.$E$3]^([.B181]/255)-1)*1023/([.$E$3]-1); 0)" office:value-type="float" office:value="273">
            <text:p>27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79">
            <text:p>179</text:p>
          </table:table-cell>
          <table:table-cell table:formula="of:=ROUND([.$C$3]*POWER([.$G$6];[.B182]);0)" office:value-type="float" office:value="130">
            <text:p>130</text:p>
          </table:table-cell>
          <table:table-cell table:formula="of:=ROUND(([.$E$3]^([.B182]/255)-1)*1023/([.$E$3]-1); 0)" office:value-type="float" office:value="278">
            <text:p>2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0">
            <text:p>180</text:p>
          </table:table-cell>
          <table:table-cell table:formula="of:=ROUND([.$C$3]*POWER([.$G$6];[.B183]);0)" office:value-type="float" office:value="133">
            <text:p>133</text:p>
          </table:table-cell>
          <table:table-cell table:formula="of:=ROUND(([.$E$3]^([.B183]/255)-1)*1023/([.$E$3]-1); 0)" office:value-type="float" office:value="283">
            <text:p>2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1">
            <text:p>181</text:p>
          </table:table-cell>
          <table:table-cell table:formula="of:=ROUND([.$C$3]*POWER([.$G$6];[.B184]);0)" office:value-type="float" office:value="137">
            <text:p>137</text:p>
          </table:table-cell>
          <table:table-cell table:formula="of:=ROUND(([.$E$3]^([.B184]/255)-1)*1023/([.$E$3]-1); 0)" office:value-type="float" office:value="288">
            <text:p>2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2">
            <text:p>182</text:p>
          </table:table-cell>
          <table:table-cell table:formula="of:=ROUND([.$C$3]*POWER([.$G$6];[.B185]);0)" office:value-type="float" office:value="141">
            <text:p>141</text:p>
          </table:table-cell>
          <table:table-cell table:formula="of:=ROUND(([.$E$3]^([.B185]/255)-1)*1023/([.$E$3]-1); 0)" office:value-type="float" office:value="293">
            <text:p>2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3">
            <text:p>183</text:p>
          </table:table-cell>
          <table:table-cell table:formula="of:=ROUND([.$C$3]*POWER([.$G$6];[.B186]);0)" office:value-type="float" office:value="145">
            <text:p>145</text:p>
          </table:table-cell>
          <table:table-cell table:formula="of:=ROUND(([.$E$3]^([.B186]/255)-1)*1023/([.$E$3]-1); 0)" office:value-type="float" office:value="298">
            <text:p>2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4">
            <text:p>184</text:p>
          </table:table-cell>
          <table:table-cell table:formula="of:=ROUND([.$C$3]*POWER([.$G$6];[.B187]);0)" office:value-type="float" office:value="149">
            <text:p>149</text:p>
          </table:table-cell>
          <table:table-cell table:formula="of:=ROUND(([.$E$3]^([.B187]/255)-1)*1023/([.$E$3]-1); 0)" office:value-type="float" office:value="303">
            <text:p>30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5">
            <text:p>185</text:p>
          </table:table-cell>
          <table:table-cell table:formula="of:=ROUND([.$C$3]*POWER([.$G$6];[.B188]);0)" office:value-type="float" office:value="153">
            <text:p>153</text:p>
          </table:table-cell>
          <table:table-cell table:formula="of:=ROUND(([.$E$3]^([.B188]/255)-1)*1023/([.$E$3]-1); 0)" office:value-type="float" office:value="308">
            <text:p>30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6">
            <text:p>186</text:p>
          </table:table-cell>
          <table:table-cell table:formula="of:=ROUND([.$C$3]*POWER([.$G$6];[.B189]);0)" office:value-type="float" office:value="157">
            <text:p>157</text:p>
          </table:table-cell>
          <table:table-cell table:formula="of:=ROUND(([.$E$3]^([.B189]/255)-1)*1023/([.$E$3]-1); 0)" office:value-type="float" office:value="314">
            <text:p>3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7">
            <text:p>187</text:p>
          </table:table-cell>
          <table:table-cell table:formula="of:=ROUND([.$C$3]*POWER([.$G$6];[.B190]);0)" office:value-type="float" office:value="161">
            <text:p>161</text:p>
          </table:table-cell>
          <table:table-cell table:formula="of:=ROUND(([.$E$3]^([.B190]/255)-1)*1023/([.$E$3]-1); 0)" office:value-type="float" office:value="319">
            <text:p>3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8">
            <text:p>188</text:p>
          </table:table-cell>
          <table:table-cell table:formula="of:=ROUND([.$C$3]*POWER([.$G$6];[.B191]);0)" office:value-type="float" office:value="166">
            <text:p>166</text:p>
          </table:table-cell>
          <table:table-cell table:formula="of:=ROUND(([.$E$3]^([.B191]/255)-1)*1023/([.$E$3]-1); 0)" office:value-type="float" office:value="325">
            <text:p>3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89">
            <text:p>189</text:p>
          </table:table-cell>
          <table:table-cell table:formula="of:=ROUND([.$C$3]*POWER([.$G$6];[.B192]);0)" office:value-type="float" office:value="170">
            <text:p>170</text:p>
          </table:table-cell>
          <table:table-cell table:formula="of:=ROUND(([.$E$3]^([.B192]/255)-1)*1023/([.$E$3]-1); 0)" office:value-type="float" office:value="331">
            <text:p>33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0">
            <text:p>190</text:p>
          </table:table-cell>
          <table:table-cell table:formula="of:=ROUND([.$C$3]*POWER([.$G$6];[.B193]);0)" office:value-type="float" office:value="175">
            <text:p>175</text:p>
          </table:table-cell>
          <table:table-cell table:formula="of:=ROUND(([.$E$3]^([.B193]/255)-1)*1023/([.$E$3]-1); 0)" office:value-type="float" office:value="337">
            <text:p>3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1">
            <text:p>191</text:p>
          </table:table-cell>
          <table:table-cell table:formula="of:=ROUND([.$C$3]*POWER([.$G$6];[.B194]);0)" office:value-type="float" office:value="180">
            <text:p>180</text:p>
          </table:table-cell>
          <table:table-cell table:formula="of:=ROUND(([.$E$3]^([.B194]/255)-1)*1023/([.$E$3]-1); 0)" office:value-type="float" office:value="342">
            <text:p>34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2">
            <text:p>192</text:p>
          </table:table-cell>
          <table:table-cell table:formula="of:=ROUND([.$C$3]*POWER([.$G$6];[.B195]);0)" office:value-type="float" office:value="185">
            <text:p>185</text:p>
          </table:table-cell>
          <table:table-cell table:formula="of:=ROUND(([.$E$3]^([.B195]/255)-1)*1023/([.$E$3]-1); 0)" office:value-type="float" office:value="348">
            <text:p>34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3">
            <text:p>193</text:p>
          </table:table-cell>
          <table:table-cell table:formula="of:=ROUND([.$C$3]*POWER([.$G$6];[.B196]);0)" office:value-type="float" office:value="190">
            <text:p>190</text:p>
          </table:table-cell>
          <table:table-cell table:formula="of:=ROUND(([.$E$3]^([.B196]/255)-1)*1023/([.$E$3]-1); 0)" office:value-type="float" office:value="355">
            <text:p>3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4">
            <text:p>194</text:p>
          </table:table-cell>
          <table:table-cell table:formula="of:=ROUND([.$C$3]*POWER([.$G$6];[.B197]);0)" office:value-type="float" office:value="195">
            <text:p>195</text:p>
          </table:table-cell>
          <table:table-cell table:formula="of:=ROUND(([.$E$3]^([.B197]/255)-1)*1023/([.$E$3]-1); 0)" office:value-type="float" office:value="361">
            <text:p>36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5">
            <text:p>195</text:p>
          </table:table-cell>
          <table:table-cell table:formula="of:=ROUND([.$C$3]*POWER([.$G$6];[.B198]);0)" office:value-type="float" office:value="200">
            <text:p>200</text:p>
          </table:table-cell>
          <table:table-cell table:formula="of:=ROUND(([.$E$3]^([.B198]/255)-1)*1023/([.$E$3]-1); 0)" office:value-type="float" office:value="367">
            <text:p>3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6">
            <text:p>196</text:p>
          </table:table-cell>
          <table:table-cell table:formula="of:=ROUND([.$C$3]*POWER([.$G$6];[.B199]);0)" office:value-type="float" office:value="206">
            <text:p>206</text:p>
          </table:table-cell>
          <table:table-cell table:formula="of:=ROUND(([.$E$3]^([.B199]/255)-1)*1023/([.$E$3]-1); 0)" office:value-type="float" office:value="374">
            <text:p>37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7">
            <text:p>197</text:p>
          </table:table-cell>
          <table:table-cell table:formula="of:=ROUND([.$C$3]*POWER([.$G$6];[.B200]);0)" office:value-type="float" office:value="211">
            <text:p>211</text:p>
          </table:table-cell>
          <table:table-cell table:formula="of:=ROUND(([.$E$3]^([.B200]/255)-1)*1023/([.$E$3]-1); 0)" office:value-type="float" office:value="380">
            <text:p>38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8">
            <text:p>198</text:p>
          </table:table-cell>
          <table:table-cell table:formula="of:=ROUND([.$C$3]*POWER([.$G$6];[.B201]);0)" office:value-type="float" office:value="217">
            <text:p>217</text:p>
          </table:table-cell>
          <table:table-cell table:formula="of:=ROUND(([.$E$3]^([.B201]/255)-1)*1023/([.$E$3]-1); 0)" office:value-type="float" office:value="387">
            <text:p>38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199">
            <text:p>199</text:p>
          </table:table-cell>
          <table:table-cell table:formula="of:=ROUND([.$C$3]*POWER([.$G$6];[.B202]);0)" office:value-type="float" office:value="223">
            <text:p>223</text:p>
          </table:table-cell>
          <table:table-cell table:formula="of:=ROUND(([.$E$3]^([.B202]/255)-1)*1023/([.$E$3]-1); 0)" office:value-type="float" office:value="393">
            <text:p>3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0">
            <text:p>200</text:p>
          </table:table-cell>
          <table:table-cell table:formula="of:=ROUND([.$C$3]*POWER([.$G$6];[.B203]);0)" office:value-type="float" office:value="229">
            <text:p>229</text:p>
          </table:table-cell>
          <table:table-cell table:formula="of:=ROUND(([.$E$3]^([.B203]/255)-1)*1023/([.$E$3]-1); 0)" office:value-type="float" office:value="400">
            <text:p>40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1">
            <text:p>201</text:p>
          </table:table-cell>
          <table:table-cell table:formula="of:=ROUND([.$C$3]*POWER([.$G$6];[.B204]);0)" office:value-type="float" office:value="236">
            <text:p>236</text:p>
          </table:table-cell>
          <table:table-cell table:formula="of:=ROUND(([.$E$3]^([.B204]/255)-1)*1023/([.$E$3]-1); 0)" office:value-type="float" office:value="407">
            <text:p>40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2">
            <text:p>202</text:p>
          </table:table-cell>
          <table:table-cell table:formula="of:=ROUND([.$C$3]*POWER([.$G$6];[.B205]);0)" office:value-type="float" office:value="242">
            <text:p>242</text:p>
          </table:table-cell>
          <table:table-cell table:formula="of:=ROUND(([.$E$3]^([.B205]/255)-1)*1023/([.$E$3]-1); 0)" office:value-type="float" office:value="414">
            <text:p>41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3">
            <text:p>203</text:p>
          </table:table-cell>
          <table:table-cell table:formula="of:=ROUND([.$C$3]*POWER([.$G$6];[.B206]);0)" office:value-type="float" office:value="249">
            <text:p>249</text:p>
          </table:table-cell>
          <table:table-cell table:formula="of:=ROUND(([.$E$3]^([.B206]/255)-1)*1023/([.$E$3]-1); 0)" office:value-type="float" office:value="422">
            <text:p>42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4">
            <text:p>204</text:p>
          </table:table-cell>
          <table:table-cell table:formula="of:=ROUND([.$C$3]*POWER([.$G$6];[.B207]);0)" office:value-type="float" office:value="256">
            <text:p>256</text:p>
          </table:table-cell>
          <table:table-cell table:formula="of:=ROUND(([.$E$3]^([.B207]/255)-1)*1023/([.$E$3]-1); 0)" office:value-type="float" office:value="429">
            <text:p>4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5">
            <text:p>205</text:p>
          </table:table-cell>
          <table:table-cell table:formula="of:=ROUND([.$C$3]*POWER([.$G$6];[.B208]);0)" office:value-type="float" office:value="263">
            <text:p>263</text:p>
          </table:table-cell>
          <table:table-cell table:formula="of:=ROUND(([.$E$3]^([.B208]/255)-1)*1023/([.$E$3]-1); 0)" office:value-type="float" office:value="436">
            <text:p>4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6">
            <text:p>206</text:p>
          </table:table-cell>
          <table:table-cell table:formula="of:=ROUND([.$C$3]*POWER([.$G$6];[.B209]);0)" office:value-type="float" office:value="270">
            <text:p>270</text:p>
          </table:table-cell>
          <table:table-cell table:formula="of:=ROUND(([.$E$3]^([.B209]/255)-1)*1023/([.$E$3]-1); 0)" office:value-type="float" office:value="444">
            <text:p>44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7">
            <text:p>207</text:p>
          </table:table-cell>
          <table:table-cell table:formula="of:=ROUND([.$C$3]*POWER([.$G$6];[.B210]);0)" office:value-type="float" office:value="278">
            <text:p>278</text:p>
          </table:table-cell>
          <table:table-cell table:formula="of:=ROUND(([.$E$3]^([.B210]/255)-1)*1023/([.$E$3]-1); 0)" office:value-type="float" office:value="452">
            <text:p>45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8">
            <text:p>208</text:p>
          </table:table-cell>
          <table:table-cell table:formula="of:=ROUND([.$C$3]*POWER([.$G$6];[.B211]);0)" office:value-type="float" office:value="285">
            <text:p>285</text:p>
          </table:table-cell>
          <table:table-cell table:formula="of:=ROUND(([.$E$3]^([.B211]/255)-1)*1023/([.$E$3]-1); 0)" office:value-type="float" office:value="459">
            <text:p>45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09">
            <text:p>209</text:p>
          </table:table-cell>
          <table:table-cell table:formula="of:=ROUND([.$C$3]*POWER([.$G$6];[.B212]);0)" office:value-type="float" office:value="293">
            <text:p>293</text:p>
          </table:table-cell>
          <table:table-cell table:formula="of:=ROUND(([.$E$3]^([.B212]/255)-1)*1023/([.$E$3]-1); 0)" office:value-type="float" office:value="467">
            <text:p>4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0">
            <text:p>210</text:p>
          </table:table-cell>
          <table:table-cell table:formula="of:=ROUND([.$C$3]*POWER([.$G$6];[.B213]);0)" office:value-type="float" office:value="301">
            <text:p>301</text:p>
          </table:table-cell>
          <table:table-cell table:formula="of:=ROUND(([.$E$3]^([.B213]/255)-1)*1023/([.$E$3]-1); 0)" office:value-type="float" office:value="476">
            <text:p>47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1">
            <text:p>211</text:p>
          </table:table-cell>
          <table:table-cell table:formula="of:=ROUND([.$C$3]*POWER([.$G$6];[.B214]);0)" office:value-type="float" office:value="309">
            <text:p>309</text:p>
          </table:table-cell>
          <table:table-cell table:formula="of:=ROUND(([.$E$3]^([.B214]/255)-1)*1023/([.$E$3]-1); 0)" office:value-type="float" office:value="484">
            <text:p>48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2">
            <text:p>212</text:p>
          </table:table-cell>
          <table:table-cell table:formula="of:=ROUND([.$C$3]*POWER([.$G$6];[.B215]);0)" office:value-type="float" office:value="318">
            <text:p>318</text:p>
          </table:table-cell>
          <table:table-cell table:formula="of:=ROUND(([.$E$3]^([.B215]/255)-1)*1023/([.$E$3]-1); 0)" office:value-type="float" office:value="492">
            <text:p>49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3">
            <text:p>213</text:p>
          </table:table-cell>
          <table:table-cell table:formula="of:=ROUND([.$C$3]*POWER([.$G$6];[.B216]);0)" office:value-type="float" office:value="327">
            <text:p>327</text:p>
          </table:table-cell>
          <table:table-cell table:formula="of:=ROUND(([.$E$3]^([.B216]/255)-1)*1023/([.$E$3]-1); 0)" office:value-type="float" office:value="501">
            <text:p>50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4">
            <text:p>214</text:p>
          </table:table-cell>
          <table:table-cell table:formula="of:=ROUND([.$C$3]*POWER([.$G$6];[.B217]);0)" office:value-type="float" office:value="336">
            <text:p>336</text:p>
          </table:table-cell>
          <table:table-cell table:formula="of:=ROUND(([.$E$3]^([.B217]/255)-1)*1023/([.$E$3]-1); 0)" office:value-type="float" office:value="509">
            <text:p>5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5">
            <text:p>215</text:p>
          </table:table-cell>
          <table:table-cell table:formula="of:=ROUND([.$C$3]*POWER([.$G$6];[.B218]);0)" office:value-type="float" office:value="345">
            <text:p>345</text:p>
          </table:table-cell>
          <table:table-cell table:formula="of:=ROUND(([.$E$3]^([.B218]/255)-1)*1023/([.$E$3]-1); 0)" office:value-type="float" office:value="518">
            <text:p>51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6">
            <text:p>216</text:p>
          </table:table-cell>
          <table:table-cell table:formula="of:=ROUND([.$C$3]*POWER([.$G$6];[.B219]);0)" office:value-type="float" office:value="354">
            <text:p>354</text:p>
          </table:table-cell>
          <table:table-cell table:formula="of:=ROUND(([.$E$3]^([.B219]/255)-1)*1023/([.$E$3]-1); 0)" office:value-type="float" office:value="527">
            <text:p>52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7">
            <text:p>217</text:p>
          </table:table-cell>
          <table:table-cell table:formula="of:=ROUND([.$C$3]*POWER([.$G$6];[.B220]);0)" office:value-type="float" office:value="364">
            <text:p>364</text:p>
          </table:table-cell>
          <table:table-cell table:formula="of:=ROUND(([.$E$3]^([.B220]/255)-1)*1023/([.$E$3]-1); 0)" office:value-type="float" office:value="536">
            <text:p>5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8">
            <text:p>218</text:p>
          </table:table-cell>
          <table:table-cell table:formula="of:=ROUND([.$C$3]*POWER([.$G$6];[.B221]);0)" office:value-type="float" office:value="374">
            <text:p>374</text:p>
          </table:table-cell>
          <table:table-cell table:formula="of:=ROUND(([.$E$3]^([.B221]/255)-1)*1023/([.$E$3]-1); 0)" office:value-type="float" office:value="545">
            <text:p>54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19">
            <text:p>219</text:p>
          </table:table-cell>
          <table:table-cell table:formula="of:=ROUND([.$C$3]*POWER([.$G$6];[.B222]);0)" office:value-type="float" office:value="385">
            <text:p>385</text:p>
          </table:table-cell>
          <table:table-cell table:formula="of:=ROUND(([.$E$3]^([.B222]/255)-1)*1023/([.$E$3]-1); 0)" office:value-type="float" office:value="555">
            <text:p>5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0">
            <text:p>220</text:p>
          </table:table-cell>
          <table:table-cell table:formula="of:=ROUND([.$C$3]*POWER([.$G$6];[.B223]);0)" office:value-type="float" office:value="395">
            <text:p>395</text:p>
          </table:table-cell>
          <table:table-cell table:formula="of:=ROUND(([.$E$3]^([.B223]/255)-1)*1023/([.$E$3]-1); 0)" office:value-type="float" office:value="564">
            <text:p>5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1">
            <text:p>221</text:p>
          </table:table-cell>
          <table:table-cell table:formula="of:=ROUND([.$C$3]*POWER([.$G$6];[.B224]);0)" office:value-type="float" office:value="406">
            <text:p>406</text:p>
          </table:table-cell>
          <table:table-cell table:formula="of:=ROUND(([.$E$3]^([.B224]/255)-1)*1023/([.$E$3]-1); 0)" office:value-type="float" office:value="574">
            <text:p>57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2">
            <text:p>222</text:p>
          </table:table-cell>
          <table:table-cell table:formula="of:=ROUND([.$C$3]*POWER([.$G$6];[.B225]);0)" office:value-type="float" office:value="417">
            <text:p>417</text:p>
          </table:table-cell>
          <table:table-cell table:formula="of:=ROUND(([.$E$3]^([.B225]/255)-1)*1023/([.$E$3]-1); 0)" office:value-type="float" office:value="584">
            <text:p>58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3">
            <text:p>223</text:p>
          </table:table-cell>
          <table:table-cell table:formula="of:=ROUND([.$C$3]*POWER([.$G$6];[.B226]);0)" office:value-type="float" office:value="429">
            <text:p>429</text:p>
          </table:table-cell>
          <table:table-cell table:formula="of:=ROUND(([.$E$3]^([.B226]/255)-1)*1023/([.$E$3]-1); 0)" office:value-type="float" office:value="594">
            <text:p>59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4">
            <text:p>224</text:p>
          </table:table-cell>
          <table:table-cell table:formula="of:=ROUND([.$C$3]*POWER([.$G$6];[.B227]);0)" office:value-type="float" office:value="441">
            <text:p>441</text:p>
          </table:table-cell>
          <table:table-cell table:formula="of:=ROUND(([.$E$3]^([.B227]/255)-1)*1023/([.$E$3]-1); 0)" office:value-type="float" office:value="604">
            <text:p>60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5">
            <text:p>225</text:p>
          </table:table-cell>
          <table:table-cell table:formula="of:=ROUND([.$C$3]*POWER([.$G$6];[.B228]);0)" office:value-type="float" office:value="453">
            <text:p>453</text:p>
          </table:table-cell>
          <table:table-cell table:formula="of:=ROUND(([.$E$3]^([.B228]/255)-1)*1023/([.$E$3]-1); 0)" office:value-type="float" office:value="615">
            <text:p>6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6">
            <text:p>226</text:p>
          </table:table-cell>
          <table:table-cell table:formula="of:=ROUND([.$C$3]*POWER([.$G$6];[.B229]);0)" office:value-type="float" office:value="465">
            <text:p>465</text:p>
          </table:table-cell>
          <table:table-cell table:formula="of:=ROUND(([.$E$3]^([.B229]/255)-1)*1023/([.$E$3]-1); 0)" office:value-type="float" office:value="625">
            <text:p>6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7">
            <text:p>227</text:p>
          </table:table-cell>
          <table:table-cell table:formula="of:=ROUND([.$C$3]*POWER([.$G$6];[.B230]);0)" office:value-type="float" office:value="478">
            <text:p>478</text:p>
          </table:table-cell>
          <table:table-cell table:formula="of:=ROUND(([.$E$3]^([.B230]/255)-1)*1023/([.$E$3]-1); 0)" office:value-type="float" office:value="636">
            <text:p>63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8">
            <text:p>228</text:p>
          </table:table-cell>
          <table:table-cell table:formula="of:=ROUND([.$C$3]*POWER([.$G$6];[.B231]);0)" office:value-type="float" office:value="491">
            <text:p>491</text:p>
          </table:table-cell>
          <table:table-cell table:formula="of:=ROUND(([.$E$3]^([.B231]/255)-1)*1023/([.$E$3]-1); 0)" office:value-type="float" office:value="647">
            <text:p>64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29">
            <text:p>229</text:p>
          </table:table-cell>
          <table:table-cell table:formula="of:=ROUND([.$C$3]*POWER([.$G$6];[.B232]);0)" office:value-type="float" office:value="505">
            <text:p>505</text:p>
          </table:table-cell>
          <table:table-cell table:formula="of:=ROUND(([.$E$3]^([.B232]/255)-1)*1023/([.$E$3]-1); 0)" office:value-type="float" office:value="658">
            <text:p>65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0">
            <text:p>230</text:p>
          </table:table-cell>
          <table:table-cell table:formula="of:=ROUND([.$C$3]*POWER([.$G$6];[.B233]);0)" office:value-type="float" office:value="519">
            <text:p>519</text:p>
          </table:table-cell>
          <table:table-cell table:formula="of:=ROUND(([.$E$3]^([.B233]/255)-1)*1023/([.$E$3]-1); 0)" office:value-type="float" office:value="669">
            <text:p>66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1">
            <text:p>231</text:p>
          </table:table-cell>
          <table:table-cell table:formula="of:=ROUND([.$C$3]*POWER([.$G$6];[.B234]);0)" office:value-type="float" office:value="533">
            <text:p>533</text:p>
          </table:table-cell>
          <table:table-cell table:formula="of:=ROUND(([.$E$3]^([.B234]/255)-1)*1023/([.$E$3]-1); 0)" office:value-type="float" office:value="681">
            <text:p>6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2">
            <text:p>232</text:p>
          </table:table-cell>
          <table:table-cell table:formula="of:=ROUND([.$C$3]*POWER([.$G$6];[.B235]);0)" office:value-type="float" office:value="548">
            <text:p>548</text:p>
          </table:table-cell>
          <table:table-cell table:formula="of:=ROUND(([.$E$3]^([.B235]/255)-1)*1023/([.$E$3]-1); 0)" office:value-type="float" office:value="693">
            <text:p>6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3">
            <text:p>233</text:p>
          </table:table-cell>
          <table:table-cell table:formula="of:=ROUND([.$C$3]*POWER([.$G$6];[.B236]);0)" office:value-type="float" office:value="563">
            <text:p>563</text:p>
          </table:table-cell>
          <table:table-cell table:formula="of:=ROUND(([.$E$3]^([.B236]/255)-1)*1023/([.$E$3]-1); 0)" office:value-type="float" office:value="705">
            <text:p>70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4">
            <text:p>234</text:p>
          </table:table-cell>
          <table:table-cell table:formula="of:=ROUND([.$C$3]*POWER([.$G$6];[.B237]);0)" office:value-type="float" office:value="578">
            <text:p>578</text:p>
          </table:table-cell>
          <table:table-cell table:formula="of:=ROUND(([.$E$3]^([.B237]/255)-1)*1023/([.$E$3]-1); 0)" office:value-type="float" office:value="717">
            <text:p>71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5">
            <text:p>235</text:p>
          </table:table-cell>
          <table:table-cell table:formula="of:=ROUND([.$C$3]*POWER([.$G$6];[.B238]);0)" office:value-type="float" office:value="594">
            <text:p>594</text:p>
          </table:table-cell>
          <table:table-cell table:formula="of:=ROUND(([.$E$3]^([.B238]/255)-1)*1023/([.$E$3]-1); 0)" office:value-type="float" office:value="729">
            <text:p>72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6">
            <text:p>236</text:p>
          </table:table-cell>
          <table:table-cell table:formula="of:=ROUND([.$C$3]*POWER([.$G$6];[.B239]);0)" office:value-type="float" office:value="610">
            <text:p>610</text:p>
          </table:table-cell>
          <table:table-cell table:formula="of:=ROUND(([.$E$3]^([.B239]/255)-1)*1023/([.$E$3]-1); 0)" office:value-type="float" office:value="741">
            <text:p>7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7">
            <text:p>237</text:p>
          </table:table-cell>
          <table:table-cell table:formula="of:=ROUND([.$C$3]*POWER([.$G$6];[.B240]);0)" office:value-type="float" office:value="627">
            <text:p>627</text:p>
          </table:table-cell>
          <table:table-cell table:formula="of:=ROUND(([.$E$3]^([.B240]/255)-1)*1023/([.$E$3]-1); 0)" office:value-type="float" office:value="754">
            <text:p>75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8">
            <text:p>238</text:p>
          </table:table-cell>
          <table:table-cell table:formula="of:=ROUND([.$C$3]*POWER([.$G$6];[.B241]);0)" office:value-type="float" office:value="644">
            <text:p>644</text:p>
          </table:table-cell>
          <table:table-cell table:formula="of:=ROUND(([.$E$3]^([.B241]/255)-1)*1023/([.$E$3]-1); 0)" office:value-type="float" office:value="767">
            <text:p>7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39">
            <text:p>239</text:p>
          </table:table-cell>
          <table:table-cell table:formula="of:=ROUND([.$C$3]*POWER([.$G$6];[.B242]);0)" office:value-type="float" office:value="662">
            <text:p>662</text:p>
          </table:table-cell>
          <table:table-cell table:formula="of:=ROUND(([.$E$3]^([.B242]/255)-1)*1023/([.$E$3]-1); 0)" office:value-type="float" office:value="780">
            <text:p>78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0">
            <text:p>240</text:p>
          </table:table-cell>
          <table:table-cell table:formula="of:=ROUND([.$C$3]*POWER([.$G$6];[.B243]);0)" office:value-type="float" office:value="680">
            <text:p>680</text:p>
          </table:table-cell>
          <table:table-cell table:formula="of:=ROUND(([.$E$3]^([.B243]/255)-1)*1023/([.$E$3]-1); 0)" office:value-type="float" office:value="794">
            <text:p>79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1">
            <text:p>241</text:p>
          </table:table-cell>
          <table:table-cell table:formula="of:=ROUND([.$C$3]*POWER([.$G$6];[.B244]);0)" office:value-type="float" office:value="699">
            <text:p>699</text:p>
          </table:table-cell>
          <table:table-cell table:formula="of:=ROUND(([.$E$3]^([.B244]/255)-1)*1023/([.$E$3]-1); 0)" office:value-type="float" office:value="807">
            <text:p>80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2">
            <text:p>242</text:p>
          </table:table-cell>
          <table:table-cell table:formula="of:=ROUND([.$C$3]*POWER([.$G$6];[.B245]);0)" office:value-type="float" office:value="719">
            <text:p>719</text:p>
          </table:table-cell>
          <table:table-cell table:formula="of:=ROUND(([.$E$3]^([.B245]/255)-1)*1023/([.$E$3]-1); 0)" office:value-type="float" office:value="821">
            <text:p>8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3">
            <text:p>243</text:p>
          </table:table-cell>
          <table:table-cell table:formula="of:=ROUND([.$C$3]*POWER([.$G$6];[.B246]);0)" office:value-type="float" office:value="738">
            <text:p>738</text:p>
          </table:table-cell>
          <table:table-cell table:formula="of:=ROUND(([.$E$3]^([.B246]/255)-1)*1023/([.$E$3]-1); 0)" office:value-type="float" office:value="835">
            <text:p>8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4">
            <text:p>244</text:p>
          </table:table-cell>
          <table:table-cell table:formula="of:=ROUND([.$C$3]*POWER([.$G$6];[.B247]);0)" office:value-type="float" office:value="759">
            <text:p>759</text:p>
          </table:table-cell>
          <table:table-cell table:formula="of:=ROUND(([.$E$3]^([.B247]/255)-1)*1023/([.$E$3]-1); 0)" office:value-type="float" office:value="849">
            <text:p>84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5">
            <text:p>245</text:p>
          </table:table-cell>
          <table:table-cell table:formula="of:=ROUND([.$C$3]*POWER([.$G$6];[.B248]);0)" office:value-type="float" office:value="780">
            <text:p>780</text:p>
          </table:table-cell>
          <table:table-cell table:formula="of:=ROUND(([.$E$3]^([.B248]/255)-1)*1023/([.$E$3]-1); 0)" office:value-type="float" office:value="864">
            <text:p>8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6">
            <text:p>246</text:p>
          </table:table-cell>
          <table:table-cell table:formula="of:=ROUND([.$C$3]*POWER([.$G$6];[.B249]);0)" office:value-type="float" office:value="801">
            <text:p>801</text:p>
          </table:table-cell>
          <table:table-cell table:formula="of:=ROUND(([.$E$3]^([.B249]/255)-1)*1023/([.$E$3]-1); 0)" office:value-type="float" office:value="878">
            <text:p>87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7">
            <text:p>247</text:p>
          </table:table-cell>
          <table:table-cell table:formula="of:=ROUND([.$C$3]*POWER([.$G$6];[.B250]);0)" office:value-type="float" office:value="823">
            <text:p>823</text:p>
          </table:table-cell>
          <table:table-cell table:formula="of:=ROUND(([.$E$3]^([.B250]/255)-1)*1023/([.$E$3]-1); 0)" office:value-type="float" office:value="893">
            <text:p>8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8">
            <text:p>248</text:p>
          </table:table-cell>
          <table:table-cell table:formula="of:=ROUND([.$C$3]*POWER([.$G$6];[.B251]);0)" office:value-type="float" office:value="846">
            <text:p>846</text:p>
          </table:table-cell>
          <table:table-cell table:formula="of:=ROUND(([.$E$3]^([.B251]/255)-1)*1023/([.$E$3]-1); 0)" office:value-type="float" office:value="909">
            <text:p>9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49">
            <text:p>249</text:p>
          </table:table-cell>
          <table:table-cell table:formula="of:=ROUND([.$C$3]*POWER([.$G$6];[.B252]);0)" office:value-type="float" office:value="869">
            <text:p>869</text:p>
          </table:table-cell>
          <table:table-cell table:formula="of:=ROUND(([.$E$3]^([.B252]/255)-1)*1023/([.$E$3]-1); 0)" office:value-type="float" office:value="924">
            <text:p>92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0">
            <text:p>250</text:p>
          </table:table-cell>
          <table:table-cell table:formula="of:=ROUND([.$C$3]*POWER([.$G$6];[.B253]);0)" office:value-type="float" office:value="893">
            <text:p>893</text:p>
          </table:table-cell>
          <table:table-cell table:formula="of:=ROUND(([.$E$3]^([.B253]/255)-1)*1023/([.$E$3]-1); 0)" office:value-type="float" office:value="940">
            <text:p>94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1">
            <text:p>251</text:p>
          </table:table-cell>
          <table:table-cell table:formula="of:=ROUND([.$C$3]*POWER([.$G$6];[.B254]);0)" office:value-type="float" office:value="918">
            <text:p>918</text:p>
          </table:table-cell>
          <table:table-cell table:formula="of:=ROUND(([.$E$3]^([.B254]/255)-1)*1023/([.$E$3]-1); 0)" office:value-type="float" office:value="956">
            <text:p>95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2">
            <text:p>252</text:p>
          </table:table-cell>
          <table:table-cell table:formula="of:=ROUND([.$C$3]*POWER([.$G$6];[.B255]);0)" office:value-type="float" office:value="943">
            <text:p>943</text:p>
          </table:table-cell>
          <table:table-cell table:formula="of:=ROUND(([.$E$3]^([.B255]/255)-1)*1023/([.$E$3]-1); 0)" office:value-type="float" office:value="972">
            <text:p>9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3">
            <text:p>253</text:p>
          </table:table-cell>
          <table:table-cell table:formula="of:=ROUND([.$C$3]*POWER([.$G$6];[.B256]);0)" office:value-type="float" office:value="969">
            <text:p>969</text:p>
          </table:table-cell>
          <table:table-cell table:formula="of:=ROUND(([.$E$3]^([.B256]/255)-1)*1023/([.$E$3]-1); 0)" office:value-type="float" office:value="989">
            <text:p>9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4">
            <text:p>254</text:p>
          </table:table-cell>
          <table:table-cell table:formula="of:=ROUND([.$C$3]*POWER([.$G$6];[.B257]);0)" office:value-type="float" office:value="996">
            <text:p>996</text:p>
          </table:table-cell>
          <table:table-cell table:formula="of:=ROUND(([.$E$3]^([.B257]/255)-1)*1023/([.$E$3]-1); 0)" office:value-type="float" office:value="1006">
            <text:p>10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255">
            <text:p>255</text:p>
          </table:table-cell>
          <table:table-cell table:formula="of:=ROUND([.$C$3]*POWER([.$G$6];[.B258]);0)" office:value-type="float" office:value="1023">
            <text:p>1023</text:p>
          </table:table-cell>
          <table:table-cell table:formula="of:=ROUND(([.$E$3]^([.B258]/255)-1)*1023/([.$E$3]-1); 0)" office:value-type="float" office:value="1023">
            <text:p>1023</text:p>
          </table:table-cell>
          <table:table-cell table:number-columns-repeated="1020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4" table:default-cell-style-name="Default"/>
        <table:table-row table:style-name="ro2" table:number-rows-repeated="5">
          <table:table-cell table:number-columns-repeated="4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6" table:formula="of:=[.C7]*2^0.5" office:value-type="float" office:value="8192">
            <text:p>8192</text:p>
          </table:table-cell>
          <table:table-cell table:formula="of:=FLOOR([.$C6];1)" office:value-type="float" office:value="8192">
            <text:p>8192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6" table:formula="of:=[.C8]*2^0.5" office:value-type="float" office:value="5792.6187514802">
            <text:p>5792,6187514802</text:p>
          </table:table-cell>
          <table:table-cell table:formula="of:=FLOOR([.$C7];1)" office:value-type="float" office:value="5792">
            <text:p>579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6" table:formula="of:=[.C9]*2^0.5" office:value-type="float" office:value="4096">
            <text:p>4096</text:p>
          </table:table-cell>
          <table:table-cell table:formula="of:=FLOOR([.$C8];1)" office:value-type="float" office:value="4096">
            <text:p>409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6" table:formula="of:=[.C10]*2^0.5" office:value-type="float" office:value="2896.3093757401">
            <text:p>2896,3093757401</text:p>
          </table:table-cell>
          <table:table-cell table:formula="of:=FLOOR([.$C9];1)" office:value-type="float" office:value="2896">
            <text:p>2896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6" table:formula="of:=[.C11]*2^0.5" office:value-type="float" office:value="2048">
            <text:p>2048</text:p>
          </table:table-cell>
          <table:table-cell table:formula="of:=FLOOR([.$C10];1)" office:value-type="float" office:value="2048">
            <text:p>2048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6" table:formula="of:=[.C12]*2^0.5" office:value-type="float" office:value="1448.15468787005">
            <text:p>1448,1546878701</text:p>
          </table:table-cell>
          <table:table-cell table:formula="of:=FLOOR([.$C11];1)" office:value-type="float" office:value="1448">
            <text:p>1448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6" table:formula="of:=[.C13]*2^0.5" office:value-type="float" office:value="1024">
            <text:p>1024</text:p>
          </table:table-cell>
          <table:table-cell table:formula="of:=FLOOR([.$C12];1)" office:value-type="float" office:value="1024">
            <text:p>1024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6" table:formula="of:=[.C14]*2^0.5" office:value-type="float" office:value="724.077343935025">
            <text:p>724,077343935</text:p>
          </table:table-cell>
          <table:table-cell table:formula="of:=FLOOR([.$C13];1)" office:value-type="float" office:value="724">
            <text:p>724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6" table:formula="of:=[.C15]*2^0.5" office:value-type="float" office:value="512">
            <text:p>512</text:p>
          </table:table-cell>
          <table:table-cell table:formula="of:=FLOOR([.$C14];1)" office:value-type="float" office:value="512">
            <text:p>512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6" table:formula="of:=[.C16]*2^0.5" office:value-type="float" office:value="362.038671967512">
            <text:p>362,0386719675</text:p>
          </table:table-cell>
          <table:table-cell table:formula="of:=FLOOR([.$C15];1)" office:value-type="float" office:value="362">
            <text:p>36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FLOOR([.$C16];1)" office:value-type="float" office:value="256">
            <text:p>256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[.C16]*2^-0.5" office:value-type="float" office:value="181.019335983756">
            <text:p>181,0193359838</text:p>
          </table:table-cell>
          <table:table-cell table:formula="of:=FLOOR([.$C17];1)" office:value-type="float" office:value="181">
            <text:p>181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formula="of:=[.C17]*2^-0.5" office:value-type="float" office:value="128">
            <text:p>128</text:p>
          </table:table-cell>
          <table:table-cell table:formula="of:=FLOOR([.$C18];1)" office:value-type="float" office:value="128">
            <text:p>128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table:formula="of:=[.C18]*2^-0.5" office:value-type="float" office:value="90.5096679918781">
            <text:p>90,5096679919</text:p>
          </table:table-cell>
          <table:table-cell table:formula="of:=FLOOR([.$C19];1)" office:value-type="float" office:value="90">
            <text:p>90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formula="of:=[.C19]*2^-0.5" office:value-type="float" office:value="64">
            <text:p>64</text:p>
          </table:table-cell>
          <table:table-cell table:formula="of:=FLOOR([.$C20];1)" office:value-type="float" office:value="64">
            <text:p>64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table:formula="of:=[.C20]*2^-0.5" office:value-type="float" office:value="45.2548339959391">
            <text:p>45,2548339959</text:p>
          </table:table-cell>
          <table:table-cell table:formula="of:=FLOOR([.$C21];1)" office:value-type="float" office:value="45">
            <text:p>45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formula="of:=[.C21]*2^-0.5" office:value-type="float" office:value="32">
            <text:p>32</text:p>
          </table:table-cell>
          <table:table-cell table:formula="of:=FLOOR([.$C22];1)" office:value-type="float" office:value="32">
            <text:p>32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table:formula="of:=[.C22]*2^-0.5" office:value-type="float" office:value="22.6274169979695">
            <text:p>22,627416998</text:p>
          </table:table-cell>
          <table:table-cell table:formula="of:=FLOOR([.$C23];1)" office:value-type="float" office:value="22">
            <text:p>22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table:formula="of:=[.C23]*2^-0.5" office:value-type="float" office:value="16">
            <text:p>16</text:p>
          </table:table-cell>
          <table:table-cell table:formula="of:=FLOOR([.$C24];1)" office:value-type="float" office:value="16">
            <text:p>16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table:formula="of:=[.C24]*2^-0.5" office:value-type="float" office:value="11.3137084989848">
            <text:p>11,313708499</text:p>
          </table:table-cell>
          <table:table-cell table:formula="of:=FLOOR([.$C25];1)" office:value-type="float" office:value="11">
            <text:p>11</text:p>
          </table:table-cell>
        </table:table-row>
        <table:table-row table:style-name="ro3">
          <table:table-cell table:number-columns-repeated="4"/>
        </table:table-row>
      </table:table>
      <table:named-expressions>
        <table:named-expression table:name="SHARED_FORMULA_2_132_2_132_0" table:base-cell-address="$Tabelle1.$C$133" table:expression="ROUND([.$C$3]*POWER([.$G$6];[.B133]);0)"/>
        <table:named-expression table:name="SHARED_FORMULA_2_196_2_196_0" table:base-cell-address="$Tabelle1.$C$197" table:expression="ROUND([.$C$3]*POWER([.$G$6];[.B197]);0)"/>
        <table:named-expression table:name="SHARED_FORMULA_2_4_2_4_0" table:base-cell-address="$Tabelle1.$C$5" table:expression="ROUND([.$C$3]*POWER([.$G$6];[.B5]);0)"/>
        <table:named-expression table:name="SHARED_FORMULA_2_68_2_68_0" table:base-cell-address="$Tabelle1.$C$69" table:expression="ROUND([.$C$3]*POWER([.$G$6];[.B69])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DM</number:text>
    </number:number-style>
    <number:number-style style:name="N111">
      <number:text>-</number:text>
      <number:number number:decimal-places="0" number:min-integer-digits="1" number:grouping="true"/>
      <number:text> DM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DM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DM</number:text>
    </number:number-style>
    <number:number-style style:name="N114">
      <number:text>-</number:text>
      <number:number number:decimal-places="2" number:min-integer-digits="1" number:grouping="true"/>
      <number:text> DM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DM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   </number:text>
    </number:number-style>
    <number:number-style style:name="N119P1" style:volatile="true">
      <number:text>-</number:text>
      <number:number number:decimal-places="0" number:min-integer-digits="1" number:grouping="true"/>
      <number:text>       </number:text>
    </number:number-style>
    <number:number-style style:name="N119P2" style:volatile="true">
      <number:text> -   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DM </number:text>
    </number:number-style>
    <number:number-style style:name="N123P1" style:volatile="true">
      <number:text>-</number:text>
      <number:number number:decimal-places="0" number:min-integer-digits="1" number:grouping="true"/>
      <number:text> DM </number:text>
    </number:number-style>
    <number:number-style style:name="N123P2" style:volatile="true">
      <number:text> - DM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   </number:text>
    </number:number-style>
    <number:number-style style:name="N127P1" style:volatile="true">
      <number:text>-</number:text>
      <number:number number:decimal-places="2" number:min-integer-digits="1" number:grouping="true"/>
      <number:text>       </number:text>
    </number:number-style>
    <number:number-style style:name="N127P2" style:volatile="true">
      <number:text> -</number:text>
      <number:number number:decimal-places="0" number:min-integer-digits="0"/>
      <number:text>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DM </number:text>
    </number:number-style>
    <number:number-style style:name="N131P1" style:volatile="true">
      <number:text>-</number:text>
      <number:number number:decimal-places="2" number:min-integer-digits="1" number:grouping="true"/>
      <number:text> DM </number:text>
    </number:number-style>
    <number:number-style style:name="N131P2" style:volatile="true">
      <number:text> -</number:text>
      <number:number number:decimal-places="0" number:min-integer-digits="0"/>
      <number:text> DM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creator>Falko Thomale</dc:creator>
    <meta:generator>LibreOffice/3.5$Linux_X86_64 LibreOffice_project/350m1$Build-2</meta:generator>
    <dc:date>2013-02-18T11:39:02</dc:date>
    <meta:editing-duration>PT1M54S</meta:editing-duration>
    <meta:editing-cycles>3</meta:editing-cycles>
    <meta:document-statistic meta:table-count="2" meta:cell-count="8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c2c2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maximum="2000" chart:reverse-direction="false" text:line-break="fals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5" style:family="chart">
      <style:graphic-properties svg:stroke-color="#2c2c2c"/>
    </style:style>
    <style:style style:name="ch6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8.388cm" svg:height="11.696cm" xlink:href=".." xlink:type="simple" chart:class="chart:line" chart:style-name="ch1">
        <chart:plot-area chart:style-name="ch2" table:cell-range-address="Tabelle1.C3:Tabelle1.D258" svg:x="0.817cm" svg:y="1.067cm" svg:width="16.837cm" svg:height="9.976cm">
          <chartooo:coordinate-region svg:x="1.895cm" svg:y="1.275cm" svg:width="15.569cm" svg:height="9.1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258" chart:class="chart:line">
            <chart:data-point chart:repeated="256"/>
          </chart:series>
          <chart:series chart:style-name="ch7" chart:values-cell-range-address="Tabelle1.D3:Tabelle1.D258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3:Tabelle1.C258</svg:desc>
                </draw:g>
              </table:table-cell>
              <table:table-cell office:value-type="float" office:value="0">
                <text:p>0</text:p>
                <draw:g>
                  <svg:desc>Tabelle1.D3:Tabelle1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">
                <text:p>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">
                <text:p>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">
                <text:p>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">
                <text:p>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">
                <text:p>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">
                <text:p>5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">
                <text:p>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">
                <text:p>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">
                <text:p>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">
                <text:p>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">
                <text:p>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">
                <text:p>10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">
                <text:p>1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">
                <text:p>11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">
                <text:p>1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">
                <text:p>13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7">
                <text:p>13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5">
                <text:p>1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">
                <text:p>1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3">
                <text:p>15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">
                <text:p>1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">
                <text:p>1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3">
                <text:p>22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9">
                <text:p>2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6">
                <text:p>2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">
                <text:p>24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">
                <text:p>24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">
                <text:p>2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0">
                <text:p>27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8">
                <text:p>27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5">
                <text:p>2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">
                <text:p>2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9">
                <text:p>30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8">
                <text:p>31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7">
                <text:p>3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6">
                <text:p>3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4">
                <text:p>3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4">
                <text:p>36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">
                <text:p>37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5">
                <text:p>38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5">
                <text:p>39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6">
                <text:p>4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7">
                <text:p>41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">
                <text:p>42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1">
                <text:p>44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">
                <text:p>45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5">
                <text:p>46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8">
                <text:p>47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1">
                <text:p>49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5">
                <text:p>50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9">
                <text:p>51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3">
                <text:p>53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8">
                <text:p>54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3">
                <text:p>56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8">
                <text:p>57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0">
                <text:p>61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7">
                <text:p>62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4">
                <text:p>64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2">
                <text:p>66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0">
                <text:p>68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9">
                <text:p>69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9">
                <text:p>71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8">
                <text:p>73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9">
                <text:p>75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0">
                <text:p>7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1">
                <text:p>80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3">
                <text:p>82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6">
                <text:p>84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9">
                <text:p>86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3">
                <text:p>89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8">
                <text:p>91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">
                <text:p>94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9">
                <text:p>96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">
                <text:p>99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